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VsT_0p1F" table:style-name="ta1">
        <table:shapes>
          <draw:frame draw:z-index="0" draw:style-name="gr1" draw:text-style-name="P1" svg:width="11.1413in" svg:height="6.4508in" svg:x="0in" svg:y="0in">
            <draw:object draw:notify-on-update-of-ranges="mpsVsT_0p1F.A2:mpsVsT_0p1F.A911 mpsVsT_0p1F.B1:mpsVsT_0p1F.B1 mpsVsT_0p1F.B2:mpsVsT_0p1F.B911 mpsVsT_0p1F.A2:mpsVsT_0p1F.A911 mpsVsT_0p1F.C1:mpsVsT_0p1F.C1 mpsVsT_0p1F.C2:mpsVsT_0p1F.C911 mpsVsT_0p1F.A2:mpsVsT_0p1F.A911 mpsVsT_0p1F.D1:mpsVsT_0p1F.D1 mpsVsT_0p1F.D2:mpsVsT_0p1F.D911 mpsVsT_0p1F.A2:mpsVsT_0p1F.A911 mpsVsT_0p1F.E1:mpsVsT_0p1F.E1 mpsVsT_0p1F.E2:mpsVsT_0p1F.E9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sec</text:p>
          </table:table-cell>
          <table:table-cell office:value-type="string" calcext:value-type="string">
            <text:p><text:s/>mpsIn</text:p>
          </table:table-cell>
          <table:table-cell office:value-type="string" calcext:value-type="string">
            <text:p><text:s/>mpsEsc</text:p>
          </table:table-cell>
          <table:table-cell office:value-type="string" calcext:value-type="string">
            <text:p><text:s/>mpsEnc</text:p>
          </table:table-cell>
          <table:table-cell office:value-type="string" calcext:value-type="string">
            <text:p><text:s/>pidInt</text:p>
          </table:table-cell>
          <table:table-cell office:value-type="string" calcext:value-type="string">
            <text:p><text:s/>Vbat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22" calcext:value-type="float">
            <text:p>0.01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62" calcext:value-type="float">
            <text:p>0.01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1" calcext:value-type="float">
            <text:p>0.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84" calcext:value-type="float">
            <text:p>0.01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1" calcext:value-type="float">
            <text:p>0.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02" calcext:value-type="float">
            <text:p>0.02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24" calcext:value-type="float">
            <text:p>0.02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1" calcext:value-type="float">
            <text:p>0.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" calcext:value-type="float">
            <text:p>0.04</text:p>
          </table:table-cell>
          <table:table-cell office:value-type="float" office:value="0.0248" calcext:value-type="float">
            <text:p>0.02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1" calcext:value-type="float">
            <text:p>0.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272" calcext:value-type="float">
            <text:p>0.02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96" calcext:value-type="float">
            <text:p>0.02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34" calcext:value-type="float">
            <text:p>0.0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" calcext:value-type="float">
            <text:p>0.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68" calcext:value-type="float">
            <text:p>0.03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86" calcext:value-type="float">
            <text:p>0.03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98" calcext:value-type="float">
            <text:p>0.03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1" calcext:value-type="float">
            <text:p>0.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14" calcext:value-type="float">
            <text:p>0.04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1" calcext:value-type="float">
            <text:p>0.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54" calcext:value-type="float">
            <text:p>0.04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float" office:value="0.0476" calcext:value-type="float">
            <text:p>0.047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92" calcext:value-type="float">
            <text:p>0.04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1" calcext:value-type="float">
            <text:p>0.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04" calcext:value-type="float">
            <text:p>0.05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16" calcext:value-type="float">
            <text:p>0.05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8" calcext:value-type="float">
            <text:p>0.05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56" calcext:value-type="float">
            <text:p>0.05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8" calcext:value-type="float">
            <text:p>0.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88" calcext:value-type="float">
            <text:p>0.05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1" calcext:value-type="float">
            <text:p>0.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99" calcext:value-type="float">
            <text:p>0.05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07" calcext:value-type="float">
            <text:p>0.06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9" calcext:value-type="float">
            <text:p>0.06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33" calcext:value-type="float">
            <text:p>0.063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0.1" calcext:value-type="float">
            <text:p>0.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3" calcext:value-type="float">
            <text:p>0.06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53" calcext:value-type="float">
            <text:p>0.06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63" calcext:value-type="float">
            <text:p>0.066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0.1" calcext:value-type="float">
            <text:p>0.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5" calcext:value-type="float">
            <text:p>0.06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1" calcext:value-type="float">
            <text:p>0.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85" calcext:value-type="float">
            <text:p>0.06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89" calcext:value-type="float">
            <text:p>0.06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91" calcext:value-type="float">
            <text:p>0.06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05" calcext:value-type="float">
            <text:p>0.07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17" calcext:value-type="float">
            <text:p>0.07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3" calcext:value-type="float">
            <text:p>0.073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37" calcext:value-type="float">
            <text:p>0.073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43" calcext:value-type="float">
            <text:p>0.07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53" calcext:value-type="float">
            <text:p>0.07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7" calcext:value-type="float">
            <text:p>0.07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77" calcext:value-type="float">
            <text:p>0.077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81" calcext:value-type="float">
            <text:p>0.07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79" calcext:value-type="float">
            <text:p>0.07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1" calcext:value-type="float">
            <text:p>0.07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91" calcext:value-type="float">
            <text:p>0.07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5" calcext:value-type="float">
            <text:p>0.07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7" calcext:value-type="float">
            <text:p>0.07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99" calcext:value-type="float">
            <text:p>0.07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03" calcext:value-type="float">
            <text:p>0.08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03" calcext:value-type="float">
            <text:p>0.08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923" calcext:value-type="float">
            <text:p>1.92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02" calcext:value-type="float">
            <text:p>0.08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957" calcext:value-type="float">
            <text:p>1.957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08" calcext:value-type="float">
            <text:p>0.08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023" calcext:value-type="float">
            <text:p>2.023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2" calcext:value-type="float">
            <text:p>0.08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098" calcext:value-type="float">
            <text:p>2.098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131" calcext:value-type="float">
            <text:p>2.13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2" calcext:value-type="float">
            <text:p>0.0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28" calcext:value-type="float">
            <text:p>0.08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229" calcext:value-type="float">
            <text:p>2.22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4" calcext:value-type="float">
            <text:p>0.083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261" calcext:value-type="float">
            <text:p>2.261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32" calcext:value-type="float">
            <text:p>0.083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294" calcext:value-type="float">
            <text:p>2.294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326" calcext:value-type="float">
            <text:p>2.326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32" calcext:value-type="float">
            <text:p>0.083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359" calcext:value-type="float">
            <text:p>2.35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36" calcext:value-type="float">
            <text:p>0.08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391" calcext:value-type="float">
            <text:p>2.391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434" calcext:value-type="float">
            <text:p>2.434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6" calcext:value-type="float">
            <text:p>0.084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458" calcext:value-type="float">
            <text:p>2.45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2" calcext:value-type="float">
            <text:p>0.08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501" calcext:value-type="float">
            <text:p>2.501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6" calcext:value-type="float">
            <text:p>0.08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533" calcext:value-type="float">
            <text:p>2.533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6" calcext:value-type="float">
            <text:p>0.136</text:p>
          </table:table-cell>
          <table:table-cell office:value-type="float" office:value="0.0854" calcext:value-type="float">
            <text:p>0.08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566" calcext:value-type="float">
            <text:p>2.566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632" calcext:value-type="float">
            <text:p>2.632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54" calcext:value-type="float">
            <text:p>0.08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665" calcext:value-type="float">
            <text:p>2.66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" calcext:value-type="float">
            <text:p>0.0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697" calcext:value-type="float">
            <text:p>2.697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62" calcext:value-type="float">
            <text:p>0.08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763" calcext:value-type="float">
            <text:p>2.76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795" calcext:value-type="float">
            <text:p>2.795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827" calcext:value-type="float">
            <text:p>2.827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893" calcext:value-type="float">
            <text:p>2.893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1" calcext:value-type="float">
            <text:p>0.08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959" calcext:value-type="float">
            <text:p>2.95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5" calcext:value-type="float">
            <text:p>0.08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992" calcext:value-type="float">
            <text:p>2.99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9" calcext:value-type="float">
            <text:p>0.08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059" calcext:value-type="float">
            <text:p>3.05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1" calcext:value-type="float">
            <text:p>0.08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102" calcext:value-type="float">
            <text:p>3.102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89" calcext:value-type="float">
            <text:p>0.08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126" calcext:value-type="float">
            <text:p>3.126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169" calcext:value-type="float">
            <text:p>3.169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81" calcext:value-type="float">
            <text:p>0.08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201" calcext:value-type="float">
            <text:p>3.201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234" calcext:value-type="float">
            <text:p>3.234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266" calcext:value-type="float">
            <text:p>3.26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332" calcext:value-type="float">
            <text:p>3.33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364" calcext:value-type="float">
            <text:p>3.364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07" calcext:value-type="float">
            <text:p>0.09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397" calcext:value-type="float">
            <text:p>3.397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11" calcext:value-type="float">
            <text:p>0.09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462" calcext:value-type="float">
            <text:p>3.462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495" calcext:value-type="float">
            <text:p>3.49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527" calcext:value-type="float">
            <text:p>3.52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594" calcext:value-type="float">
            <text:p>3.59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627" calcext:value-type="float">
            <text:p>3.62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702" calcext:value-type="float">
            <text:p>3.702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02" calcext:value-type="float">
            <text:p>0.09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735" calcext:value-type="float">
            <text:p>3.73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96" calcext:value-type="float">
            <text:p>0.08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767" calcext:value-type="float">
            <text:p>3.767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833" calcext:value-type="float">
            <text:p>3.83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865" calcext:value-type="float">
            <text:p>3.86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898" calcext:value-type="float">
            <text:p>3.89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963" calcext:value-type="float">
            <text:p>3.963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12" calcext:value-type="float">
            <text:p>0.09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996" calcext:value-type="float">
            <text:p>3.99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1" calcext:value-type="float">
            <text:p>0.0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028" calcext:value-type="float">
            <text:p>4.02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062" calcext:value-type="float">
            <text:p>4.062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095" calcext:value-type="float">
            <text:p>4.095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128" calcext:value-type="float">
            <text:p>4.12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92" calcext:value-type="float">
            <text:p>0.07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4" calcext:value-type="float">
            <text:p>0.07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203" calcext:value-type="float">
            <text:p>4.203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4" calcext:value-type="float">
            <text:p>0.0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236" calcext:value-type="float">
            <text:p>4.236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1" calcext:value-type="float">
            <text:p>0.0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268" calcext:value-type="float">
            <text:p>4.268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678" calcext:value-type="float">
            <text:p>0.06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301" calcext:value-type="float">
            <text:p>4.3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32" calcext:value-type="float">
            <text:p>0.063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334" calcext:value-type="float">
            <text:p>4.334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92" calcext:value-type="float">
            <text:p>0.05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366" calcext:value-type="float">
            <text:p>4.366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" calcext:value-type="float">
            <text:p>0.04</text:p>
          </table:table-cell>
          <table:table-cell office:value-type="float" office:value="0.057" calcext:value-type="float">
            <text:p>0.0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399" calcext:value-type="float">
            <text:p>4.399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54" calcext:value-type="float">
            <text:p>0.05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431" calcext:value-type="float">
            <text:p>4.431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2" calcext:value-type="float">
            <text:p>0.054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2" calcext:value-type="float">
            <text:p>0.05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497" calcext:value-type="float">
            <text:p>4.497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" calcext:value-type="float">
            <text:p>0.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529" calcext:value-type="float">
            <text:p>4.52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76" calcext:value-type="float">
            <text:p>0.047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562" calcext:value-type="float">
            <text:p>4.56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54" calcext:value-type="float">
            <text:p>0.04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596" calcext:value-type="float">
            <text:p>4.59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38" calcext:value-type="float">
            <text:p>0.04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628" calcext:value-type="float">
            <text:p>4.62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28" calcext:value-type="float">
            <text:p>0.04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661" calcext:value-type="float">
            <text:p>4.66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4" calcext:value-type="float">
            <text:p>0.04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0402" calcext:value-type="float">
            <text:p>0.04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737" calcext:value-type="float">
            <text:p>4.737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769" calcext:value-type="float">
            <text:p>4.769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" calcext:value-type="float">
            <text:p>0.04</text:p>
          </table:table-cell>
          <table:table-cell office:value-type="float" office:value="0.038" calcext:value-type="float">
            <text:p>0.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802" calcext:value-type="float">
            <text:p>4.802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64" calcext:value-type="float">
            <text:p>0.03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834" calcext:value-type="float">
            <text:p>4.83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4" calcext:value-type="float">
            <text:p>0.03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867" calcext:value-type="float">
            <text:p>4.867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5" calcext:value-type="float">
            <text:p>0.03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07" calcext:value-type="float">
            <text:p>0.03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932" calcext:value-type="float">
            <text:p>4.93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89" calcext:value-type="float">
            <text:p>0.02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965" calcext:value-type="float">
            <text:p>4.96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" calcext:value-type="float">
            <text:p>0.04</text:p>
          </table:table-cell>
          <table:table-cell office:value-type="float" office:value="0.0273" calcext:value-type="float">
            <text:p>0.027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997" calcext:value-type="float">
            <text:p>4.997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57" calcext:value-type="float">
            <text:p>0.02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7" calcext:value-type="float">
            <text:p>0.02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063" calcext:value-type="float">
            <text:p>5.063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35" calcext:value-type="float">
            <text:p>0.02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096" calcext:value-type="float">
            <text:p>5.09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0223" calcext:value-type="float">
            <text:p>0.02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1" calcext:value-type="float">
            <text:p>0.02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163" calcext:value-type="float">
            <text:p>5.16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01" calcext:value-type="float">
            <text:p>0.02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196" calcext:value-type="float">
            <text:p>5.19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89" calcext:value-type="float">
            <text:p>0.01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" calcext:value-type="float">
            <text:p>0.01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273" calcext:value-type="float">
            <text:p>5.27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float" office:value="0.0171" calcext:value-type="float">
            <text:p>0.01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306" calcext:value-type="float">
            <text:p>5.3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9" calcext:value-type="float">
            <text:p>0.01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338" calcext:value-type="float">
            <text:p>5.3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371" calcext:value-type="float">
            <text:p>5.37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9" calcext:value-type="float">
            <text:p>0.01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403" calcext:value-type="float">
            <text:p>5.40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9" calcext:value-type="float">
            <text:p>0.01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436" calcext:value-type="float">
            <text:p>5.43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9" calcext:value-type="float">
            <text:p>0.01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469" calcext:value-type="float">
            <text:p>5.46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09" calcext:value-type="float">
            <text:p>0.01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501" calcext:value-type="float">
            <text:p>5.5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534" calcext:value-type="float">
            <text:p>5.5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567" calcext:value-type="float">
            <text:p>5.56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632" calcext:value-type="float">
            <text:p>5.63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665" calcext:value-type="float">
            <text:p>5.66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698" calcext:value-type="float">
            <text:p>5.69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731" calcext:value-type="float">
            <text:p>5.73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774" calcext:value-type="float">
            <text:p>5.77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806" calcext:value-type="float">
            <text:p>5.80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839" calcext:value-type="float">
            <text:p>5.83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872" calcext:value-type="float">
            <text:p>5.87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904" calcext:value-type="float">
            <text:p>5.90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937" calcext:value-type="float">
            <text:p>5.93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969" calcext:value-type="float">
            <text:p>5.96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002" calcext:value-type="float">
            <text:p>6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035" calcext:value-type="float">
            <text:p>6.0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067" calcext:value-type="float">
            <text:p>6.06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132" calcext:value-type="float">
            <text:p>6.13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165" calcext:value-type="float">
            <text:p>6.16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199" calcext:value-type="float">
            <text:p>6.19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232" calcext:value-type="float">
            <text:p>6.23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265" calcext:value-type="float">
            <text:p>6.26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307" calcext:value-type="float">
            <text:p>6.30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372" calcext:value-type="float">
            <text:p>6.37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405" calcext:value-type="float">
            <text:p>6.40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437" calcext:value-type="float">
            <text:p>6.43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503" calcext:value-type="float">
            <text:p>6.50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535" calcext:value-type="float">
            <text:p>6.5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569" calcext:value-type="float">
            <text:p>6.56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601" calcext:value-type="float">
            <text:p>6.6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634" calcext:value-type="float">
            <text:p>6.6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666" calcext:value-type="float">
            <text:p>6.66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699" calcext:value-type="float">
            <text:p>6.69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742" calcext:value-type="float">
            <text:p>6.74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774" calcext:value-type="float">
            <text:p>6.77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807" calcext:value-type="float">
            <text:p>6.80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839" calcext:value-type="float">
            <text:p>6.83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872" calcext:value-type="float">
            <text:p>6.87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904" calcext:value-type="float">
            <text:p>6.90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937" calcext:value-type="float">
            <text:p>6.93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002" calcext:value-type="float">
            <text:p>7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035" calcext:value-type="float">
            <text:p>7.0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067" calcext:value-type="float">
            <text:p>7.06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101" calcext:value-type="float">
            <text:p>7.1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143" calcext:value-type="float">
            <text:p>7.14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167" calcext:value-type="float">
            <text:p>7.16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242" calcext:value-type="float">
            <text:p>7.24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275" calcext:value-type="float">
            <text:p>7.27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308" calcext:value-type="float">
            <text:p>7.30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373" calcext:value-type="float">
            <text:p>7.37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405" calcext:value-type="float">
            <text:p>7.40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438" calcext:value-type="float">
            <text:p>7.43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503" calcext:value-type="float">
            <text:p>7.50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535" calcext:value-type="float">
            <text:p>7.5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569" calcext:value-type="float">
            <text:p>7.56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602" calcext:value-type="float">
            <text:p>7.6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635" calcext:value-type="float">
            <text:p>7.6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668" calcext:value-type="float">
            <text:p>7.66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701" calcext:value-type="float">
            <text:p>7.7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735" calcext:value-type="float">
            <text:p>7.7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768" calcext:value-type="float">
            <text:p>7.76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811" calcext:value-type="float">
            <text:p>7.8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843" calcext:value-type="float">
            <text:p>7.84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876" calcext:value-type="float">
            <text:p>7.87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908" calcext:value-type="float">
            <text:p>7.90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941" calcext:value-type="float">
            <text:p>7.94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974" calcext:value-type="float">
            <text:p>7.97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006" calcext:value-type="float">
            <text:p>8.00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041" calcext:value-type="float">
            <text:p>8.04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074" calcext:value-type="float">
            <text:p>8.074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107" calcext:value-type="float">
            <text:p>8.107</text:p>
          </table:table-cell>
          <table:table-cell office:value-type="float" office:value="0.1" calcext:value-type="float">
            <text:p>0.1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139" calcext:value-type="float">
            <text:p>8.139</text:p>
          </table:table-cell>
          <table:table-cell office:value-type="float" office:value="0.1" calcext:value-type="float">
            <text:p>0.1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172" calcext:value-type="float">
            <text:p>8.172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67" calcext:value-type="float">
            <text:p>0.02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204" calcext:value-type="float">
            <text:p>8.204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95" calcext:value-type="float">
            <text:p>0.02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237" calcext:value-type="float">
            <text:p>8.23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13" calcext:value-type="float">
            <text:p>0.03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31" calcext:value-type="float">
            <text:p>0.033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312" calcext:value-type="float">
            <text:p>8.312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49" calcext:value-type="float">
            <text:p>0.03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345" calcext:value-type="float">
            <text:p>8.345</text:p>
          </table:table-cell>
          <table:table-cell office:value-type="float" office:value="0.1" calcext:value-type="float">
            <text:p>0.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65" calcext:value-type="float">
            <text:p>0.03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377" calcext:value-type="float">
            <text:p>8.377</text:p>
          </table:table-cell>
          <table:table-cell office:value-type="float" office:value="0.1" calcext:value-type="float">
            <text:p>0.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79" calcext:value-type="float">
            <text:p>0.03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" calcext:value-type="float">
            <text:p>0.02</text:p>
          </table:table-cell>
          <table:table-cell office:value-type="float" office:value="0.0393" calcext:value-type="float">
            <text:p>0.03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443" calcext:value-type="float">
            <text:p>8.443</text:p>
          </table:table-cell>
          <table:table-cell office:value-type="float" office:value="0.1" calcext:value-type="float">
            <text:p>0.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25" calcext:value-type="float">
            <text:p>0.04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475" calcext:value-type="float">
            <text:p>8.475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43" calcext:value-type="float">
            <text:p>0.04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508" calcext:value-type="float">
            <text:p>8.508</text:p>
          </table:table-cell>
          <table:table-cell office:value-type="float" office:value="0.1" calcext:value-type="float">
            <text:p>0.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59" calcext:value-type="float">
            <text:p>0.04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1" calcext:value-type="float">
            <text:p>0.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73" calcext:value-type="float">
            <text:p>0.047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574" calcext:value-type="float">
            <text:p>8.574</text:p>
          </table:table-cell>
          <table:table-cell office:value-type="float" office:value="0.1" calcext:value-type="float">
            <text:p>0.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87" calcext:value-type="float">
            <text:p>0.04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607" calcext:value-type="float">
            <text:p>8.607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97" calcext:value-type="float">
            <text:p>0.04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639" calcext:value-type="float">
            <text:p>8.639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11" calcext:value-type="float">
            <text:p>0.05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672" calcext:value-type="float">
            <text:p>8.672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27" calcext:value-type="float">
            <text:p>0.052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704" calcext:value-type="float">
            <text:p>8.704</text:p>
          </table:table-cell>
          <table:table-cell office:value-type="float" office:value="0.1" calcext:value-type="float">
            <text:p>0.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3" calcext:value-type="float">
            <text:p>0.05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737" calcext:value-type="float">
            <text:p>8.737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1" calcext:value-type="float">
            <text:p>0.05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771" calcext:value-type="float">
            <text:p>8.771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79" calcext:value-type="float">
            <text:p>0.05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804" calcext:value-type="float">
            <text:p>8.804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87" calcext:value-type="float">
            <text:p>0.05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837" calcext:value-type="float">
            <text:p>8.837</text:p>
          </table:table-cell>
          <table:table-cell office:value-type="float" office:value="0.1" calcext:value-type="float">
            <text:p>0.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99" calcext:value-type="float">
            <text:p>0.05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912" calcext:value-type="float">
            <text:p>8.912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07" calcext:value-type="float">
            <text:p>0.06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945" calcext:value-type="float">
            <text:p>8.945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19" calcext:value-type="float">
            <text:p>0.06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977" calcext:value-type="float">
            <text:p>8.977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29" calcext:value-type="float">
            <text:p>0.06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1" calcext:value-type="float">
            <text:p>0.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35" calcext:value-type="float">
            <text:p>0.06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043" calcext:value-type="float">
            <text:p>9.043</text:p>
          </table:table-cell>
          <table:table-cell office:value-type="float" office:value="0.1" calcext:value-type="float">
            <text:p>0.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5" calcext:value-type="float">
            <text:p>0.06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075" calcext:value-type="float">
            <text:p>9.07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55" calcext:value-type="float">
            <text:p>0.06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108" calcext:value-type="float">
            <text:p>9.108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67" calcext:value-type="float">
            <text:p>0.06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141" calcext:value-type="float">
            <text:p>9.141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75" calcext:value-type="float">
            <text:p>0.06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173" calcext:value-type="float">
            <text:p>9.173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8" calcext:value-type="float">
            <text:p>0.0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206" calcext:value-type="float">
            <text:p>9.206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8" calcext:value-type="float">
            <text:p>0.0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238" calcext:value-type="float">
            <text:p>9.238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84" calcext:value-type="float">
            <text:p>0.06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271" calcext:value-type="float">
            <text:p>9.271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92" calcext:value-type="float">
            <text:p>0.06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304" calcext:value-type="float">
            <text:p>9.30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1" calcext:value-type="float">
            <text:p>0.0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347" calcext:value-type="float">
            <text:p>9.347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2" calcext:value-type="float">
            <text:p>0.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379" calcext:value-type="float">
            <text:p>9.37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float" office:value="0.0726" calcext:value-type="float">
            <text:p>0.07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412" calcext:value-type="float">
            <text:p>9.412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445" calcext:value-type="float">
            <text:p>9.445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44" calcext:value-type="float">
            <text:p>0.07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477" calcext:value-type="float">
            <text:p>9.47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58" calcext:value-type="float">
            <text:p>0.07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62" calcext:value-type="float">
            <text:p>0.07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543" calcext:value-type="float">
            <text:p>9.543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64" calcext:value-type="float">
            <text:p>0.07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0766" calcext:value-type="float">
            <text:p>0.07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609" calcext:value-type="float">
            <text:p>9.609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74" calcext:value-type="float">
            <text:p>0.07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641" calcext:value-type="float">
            <text:p>9.64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8" calcext:value-type="float">
            <text:p>0.0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674" calcext:value-type="float">
            <text:p>9.674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86" calcext:value-type="float">
            <text:p>0.07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706" calcext:value-type="float">
            <text:p>9.70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8" calcext:value-type="float">
            <text:p>0.07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739" calcext:value-type="float">
            <text:p>9.739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98" calcext:value-type="float">
            <text:p>0.07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772" calcext:value-type="float">
            <text:p>9.772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04" calcext:value-type="float">
            <text:p>0.08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806" calcext:value-type="float">
            <text:p>9.806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08" calcext:value-type="float">
            <text:p>0.08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839" calcext:value-type="float">
            <text:p>9.839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02" calcext:value-type="float">
            <text:p>0.08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873" calcext:value-type="float">
            <text:p>9.873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04" calcext:value-type="float">
            <text:p>0.08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905" calcext:value-type="float">
            <text:p>9.905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939" calcext:value-type="float">
            <text:p>9.939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6" calcext:value-type="float">
            <text:p>0.08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973" calcext:value-type="float">
            <text:p>9.973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2" calcext:value-type="float">
            <text:p>0.08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006" calcext:value-type="float">
            <text:p>10.006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26" calcext:value-type="float">
            <text:p>0.08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073" calcext:value-type="float">
            <text:p>10.07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36" calcext:value-type="float">
            <text:p>0.08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106" calcext:value-type="float">
            <text:p>10.10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6" calcext:value-type="float">
            <text:p>0.084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49" calcext:value-type="float">
            <text:p>0.08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182" calcext:value-type="float">
            <text:p>10.182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45" calcext:value-type="float">
            <text:p>0.08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207" calcext:value-type="float">
            <text:p>10.20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239" calcext:value-type="float">
            <text:p>10.23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45" calcext:value-type="float">
            <text:p>0.08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47" calcext:value-type="float">
            <text:p>0.08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315" calcext:value-type="float">
            <text:p>10.315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9" calcext:value-type="float">
            <text:p>0.08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348" calcext:value-type="float">
            <text:p>10.348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3" calcext:value-type="float">
            <text:p>0.08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5" calcext:value-type="float">
            <text:p>0.08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413" calcext:value-type="float">
            <text:p>10.413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55" calcext:value-type="float">
            <text:p>0.08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446" calcext:value-type="float">
            <text:p>10.446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41" calcext:value-type="float">
            <text:p>0.08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478" calcext:value-type="float">
            <text:p>10.478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9" calcext:value-type="float">
            <text:p>0.08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511" calcext:value-type="float">
            <text:p>10.511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43" calcext:value-type="float">
            <text:p>0.08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544" calcext:value-type="float">
            <text:p>10.54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1" calcext:value-type="float">
            <text:p>0.085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577" calcext:value-type="float">
            <text:p>10.577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5" calcext:value-type="float">
            <text:p>0.08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3" calcext:value-type="float">
            <text:p>0.08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642" calcext:value-type="float">
            <text:p>10.642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53" calcext:value-type="float">
            <text:p>0.08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675" calcext:value-type="float">
            <text:p>10.67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65" calcext:value-type="float">
            <text:p>0.08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707" calcext:value-type="float">
            <text:p>10.707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79" calcext:value-type="float">
            <text:p>0.08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741" calcext:value-type="float">
            <text:p>10.741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79" calcext:value-type="float">
            <text:p>0.08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774" calcext:value-type="float">
            <text:p>10.774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1" calcext:value-type="float">
            <text:p>0.08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808" calcext:value-type="float">
            <text:p>10.808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69" calcext:value-type="float">
            <text:p>0.08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841" calcext:value-type="float">
            <text:p>10.841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3" calcext:value-type="float">
            <text:p>0.087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5" calcext:value-type="float">
            <text:p>0.08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908" calcext:value-type="float">
            <text:p>10.908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77" calcext:value-type="float">
            <text:p>0.087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941" calcext:value-type="float">
            <text:p>10.941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975" calcext:value-type="float">
            <text:p>10.97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9" calcext:value-type="float">
            <text:p>0.08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008" calcext:value-type="float">
            <text:p>11.008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8" calcext:value-type="float">
            <text:p>0.08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042" calcext:value-type="float">
            <text:p>11.04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8" calcext:value-type="float">
            <text:p>0.08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075" calcext:value-type="float">
            <text:p>11.07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8" calcext:value-type="float">
            <text:p>0.08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108" calcext:value-type="float">
            <text:p>11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" calcext:value-type="float">
            <text:p>0.0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142" calcext:value-type="float">
            <text:p>11.142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175" calcext:value-type="float">
            <text:p>11.17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209" calcext:value-type="float">
            <text:p>11.209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241" calcext:value-type="float">
            <text:p>11.24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284" calcext:value-type="float">
            <text:p>11.284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317" calcext:value-type="float">
            <text:p>11.31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1" calcext:value-type="float">
            <text:p>0.0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349" calcext:value-type="float">
            <text:p>11.349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382" calcext:value-type="float">
            <text:p>11.382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414" calcext:value-type="float">
            <text:p>11.41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04" calcext:value-type="float">
            <text:p>0.09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447" calcext:value-type="float">
            <text:p>11.44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512" calcext:value-type="float">
            <text:p>11.512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545" calcext:value-type="float">
            <text:p>11.545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1" calcext:value-type="float">
            <text:p>0.0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578" calcext:value-type="float">
            <text:p>11.57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611" calcext:value-type="float">
            <text:p>11.61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2" calcext:value-type="float">
            <text:p>0.09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643" calcext:value-type="float">
            <text:p>11.64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676" calcext:value-type="float">
            <text:p>11.676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2" calcext:value-type="float">
            <text:p>0.09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709" calcext:value-type="float">
            <text:p>11.709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8" calcext:value-type="float">
            <text:p>0.09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752" calcext:value-type="float">
            <text:p>11.752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" calcext:value-type="float">
            <text:p>0.0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785" calcext:value-type="float">
            <text:p>11.78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6" calcext:value-type="float">
            <text:p>0.09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817" calcext:value-type="float">
            <text:p>11.81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6" calcext:value-type="float">
            <text:p>0.09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26" calcext:value-type="float">
            <text:p>0.09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882" calcext:value-type="float">
            <text:p>11.88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19" calcext:value-type="float">
            <text:p>0.09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915" calcext:value-type="float">
            <text:p>11.91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11" calcext:value-type="float">
            <text:p>0.09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948" calcext:value-type="float">
            <text:p>11.94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013" calcext:value-type="float">
            <text:p>12.013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07" calcext:value-type="float">
            <text:p>0.09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045" calcext:value-type="float">
            <text:p>12.045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7" calcext:value-type="float">
            <text:p>0.09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079" calcext:value-type="float">
            <text:p>12.079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9" calcext:value-type="float">
            <text:p>0.08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112" calcext:value-type="float">
            <text:p>12.112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27" calcext:value-type="float">
            <text:p>0.082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145" calcext:value-type="float">
            <text:p>12.145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3" calcext:value-type="float">
            <text:p>0.07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177" calcext:value-type="float">
            <text:p>12.177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47" calcext:value-type="float">
            <text:p>0.07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211" calcext:value-type="float">
            <text:p>12.211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31" calcext:value-type="float">
            <text:p>0.073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244" calcext:value-type="float">
            <text:p>12.244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01" calcext:value-type="float">
            <text:p>0.07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277" calcext:value-type="float">
            <text:p>12.277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69" calcext:value-type="float">
            <text:p>0.06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311" calcext:value-type="float">
            <text:p>12.311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39" calcext:value-type="float">
            <text:p>0.06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344" calcext:value-type="float">
            <text:p>12.344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1" calcext:value-type="float">
            <text:p>0.06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378" calcext:value-type="float">
            <text:p>12.378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83" calcext:value-type="float">
            <text:p>0.05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559" calcext:value-type="float">
            <text:p>0.05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444" calcext:value-type="float">
            <text:p>12.444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1" calcext:value-type="float">
            <text:p>0.05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478" calcext:value-type="float">
            <text:p>12.478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21" calcext:value-type="float">
            <text:p>0.05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03" calcext:value-type="float">
            <text:p>0.05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544" calcext:value-type="float">
            <text:p>12.544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9" calcext:value-type="float">
            <text:p>0.04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578" calcext:value-type="float">
            <text:p>12.578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67" calcext:value-type="float">
            <text:p>0.04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611" calcext:value-type="float">
            <text:p>12.61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43" calcext:value-type="float">
            <text:p>0.04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645" calcext:value-type="float">
            <text:p>12.645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23" calcext:value-type="float">
            <text:p>0.04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687" calcext:value-type="float">
            <text:p>12.687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01" calcext:value-type="float">
            <text:p>0.04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711" calcext:value-type="float">
            <text:p>12.7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85" calcext:value-type="float">
            <text:p>0.03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753" calcext:value-type="float">
            <text:p>12.753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69" calcext:value-type="float">
            <text:p>0.03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786" calcext:value-type="float">
            <text:p>12.786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55" calcext:value-type="float">
            <text:p>0.03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818" calcext:value-type="float">
            <text:p>12.818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" calcext:value-type="float">
            <text:p>0.04</text:p>
          </table:table-cell>
          <table:table-cell office:value-type="float" office:value="0.0343" calcext:value-type="float">
            <text:p>0.03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851" calcext:value-type="float">
            <text:p>12.85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27" calcext:value-type="float">
            <text:p>0.032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883" calcext:value-type="float">
            <text:p>12.883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13" calcext:value-type="float">
            <text:p>0.03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916" calcext:value-type="float">
            <text:p>12.91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5" calcext:value-type="float">
            <text:p>0.02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949" calcext:value-type="float">
            <text:p>12.949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" calcext:value-type="float">
            <text:p>0.04</text:p>
          </table:table-cell>
          <table:table-cell office:value-type="float" office:value="0.0281" calcext:value-type="float">
            <text:p>0.02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981" calcext:value-type="float">
            <text:p>12.98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5" calcext:value-type="float">
            <text:p>0.02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014" calcext:value-type="float">
            <text:p>13.01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51" calcext:value-type="float">
            <text:p>0.025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047" calcext:value-type="float">
            <text:p>13.047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1" calcext:value-type="float">
            <text:p>0.02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079" calcext:value-type="float">
            <text:p>13.079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31" calcext:value-type="float">
            <text:p>0.023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112" calcext:value-type="float">
            <text:p>13.11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9" calcext:value-type="float">
            <text:p>0.02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146" calcext:value-type="float">
            <text:p>13.14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0209" calcext:value-type="float">
            <text:p>0.02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179" calcext:value-type="float">
            <text:p>13.17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97" calcext:value-type="float">
            <text:p>0.01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212" calcext:value-type="float">
            <text:p>13.21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246" calcext:value-type="float">
            <text:p>13.24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5" calcext:value-type="float">
            <text:p>0.01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279" calcext:value-type="float">
            <text:p>13.27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5" calcext:value-type="float">
            <text:p>0.01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313" calcext:value-type="float">
            <text:p>13.3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5" calcext:value-type="float">
            <text:p>0.01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345" calcext:value-type="float">
            <text:p>13.34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388" calcext:value-type="float">
            <text:p>13.38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4" calcext:value-type="float">
            <text:p>0.013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421" calcext:value-type="float">
            <text:p>13.42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2" calcext:value-type="float">
            <text:p>0.0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453" calcext:value-type="float">
            <text:p>13.45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" calcext:value-type="float">
            <text:p>0.04</text:p>
          </table:table-cell>
          <table:table-cell office:value-type="float" office:value="0.0106" calcext:value-type="float">
            <text:p>0.01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486" calcext:value-type="float">
            <text:p>13.48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519" calcext:value-type="float">
            <text:p>13.51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551" calcext:value-type="float">
            <text:p>13.55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4" calcext:value-type="float">
            <text:p>0.00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585" calcext:value-type="float">
            <text:p>13.58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618" calcext:value-type="float">
            <text:p>13.61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078" calcext:value-type="float">
            <text:p>0.00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683" calcext:value-type="float">
            <text:p>13.68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715" calcext:value-type="float">
            <text:p>13.71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4" calcext:value-type="float">
            <text:p>0.00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748" calcext:value-type="float">
            <text:p>13.74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781" calcext:value-type="float">
            <text:p>13.78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814" calcext:value-type="float">
            <text:p>13.81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856" calcext:value-type="float">
            <text:p>13.85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889" calcext:value-type="float">
            <text:p>13.88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922" calcext:value-type="float">
            <text:p>13.92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954" calcext:value-type="float">
            <text:p>13.95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987" calcext:value-type="float">
            <text:p>13.98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019" calcext:value-type="float">
            <text:p>14.01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052" calcext:value-type="float">
            <text:p>14.05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085" calcext:value-type="float">
            <text:p>14.08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8" calcext:value-type="float">
            <text:p>0.00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117" calcext:value-type="float">
            <text:p>14.11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6" calcext:value-type="float">
            <text:p>0.00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183" calcext:value-type="float">
            <text:p>14.18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215" calcext:value-type="float">
            <text:p>14.2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248" calcext:value-type="float">
            <text:p>14.24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4" calcext:value-type="float">
            <text:p>0.00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291" calcext:value-type="float">
            <text:p>14.29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315" calcext:value-type="float">
            <text:p>14.3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348" calcext:value-type="float">
            <text:p>14.34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381" calcext:value-type="float">
            <text:p>14.38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415" calcext:value-type="float">
            <text:p>14.4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447" calcext:value-type="float">
            <text:p>14.44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482" calcext:value-type="float">
            <text:p>14.48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515" calcext:value-type="float">
            <text:p>14.5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548" calcext:value-type="float">
            <text:p>14.54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582" calcext:value-type="float">
            <text:p>14.58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614" calcext:value-type="float">
            <text:p>14.61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657" calcext:value-type="float">
            <text:p>14.65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689" calcext:value-type="float">
            <text:p>14.68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722" calcext:value-type="float">
            <text:p>14.72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755" calcext:value-type="float">
            <text:p>14.75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787" calcext:value-type="float">
            <text:p>14.78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852" calcext:value-type="float">
            <text:p>14.85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885" calcext:value-type="float">
            <text:p>14.88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918" calcext:value-type="float">
            <text:p>14.91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983" calcext:value-type="float">
            <text:p>14.98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015" calcext:value-type="float">
            <text:p>15.0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058" calcext:value-type="float">
            <text:p>15.05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123" calcext:value-type="float">
            <text:p>15.12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156" calcext:value-type="float">
            <text:p>15.15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188" calcext:value-type="float">
            <text:p>15.18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221" calcext:value-type="float">
            <text:p>15.22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253" calcext:value-type="float">
            <text:p>15.25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286" calcext:value-type="float">
            <text:p>15.28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319" calcext:value-type="float">
            <text:p>15.31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54" calcext:value-type="float">
            <text:p>0.00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351" calcext:value-type="float">
            <text:p>15.35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416" calcext:value-type="float">
            <text:p>15.41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4" calcext:value-type="float">
            <text:p>0.00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2" calcext:value-type="float">
            <text:p>0.004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484" calcext:value-type="float">
            <text:p>15.48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517" calcext:value-type="float">
            <text:p>15.51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584" calcext:value-type="float">
            <text:p>15.58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617" calcext:value-type="float">
            <text:p>15.61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651" calcext:value-type="float">
            <text:p>15.65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684" calcext:value-type="float">
            <text:p>15.68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8" calcext:value-type="float">
            <text:p>0.0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717" calcext:value-type="float">
            <text:p>15.717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751" calcext:value-type="float">
            <text:p>15.75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784" calcext:value-type="float">
            <text:p>15.78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817" calcext:value-type="float">
            <text:p>15.81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851" calcext:value-type="float">
            <text:p>15.85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894" calcext:value-type="float">
            <text:p>15.89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918" calcext:value-type="float">
            <text:p>15.91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993" calcext:value-type="float">
            <text:p>15.99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026" calcext:value-type="float">
            <text:p>16.02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058" calcext:value-type="float">
            <text:p>16.05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092" calcext:value-type="float">
            <text:p>16.092</text:p>
          </table:table-cell>
          <table:table-cell office:value-type="float" office:value="0.1" calcext:value-type="float">
            <text:p>0.1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124" calcext:value-type="float">
            <text:p>16.124</text:p>
          </table:table-cell>
          <table:table-cell office:value-type="float" office:value="0.1" calcext:value-type="float">
            <text:p>0.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157" calcext:value-type="float">
            <text:p>16.157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189" calcext:value-type="float">
            <text:p>16.18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222" calcext:value-type="float">
            <text:p>16.222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6" calcext:value-type="float">
            <text:p>0.02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255" calcext:value-type="float">
            <text:p>16.255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6" calcext:value-type="float">
            <text:p>0.02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287" calcext:value-type="float">
            <text:p>16.287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" calcext:value-type="float">
            <text:p>0.04</text:p>
          </table:table-cell>
          <table:table-cell office:value-type="float" office:value="0.0324" calcext:value-type="float">
            <text:p>0.03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352" calcext:value-type="float">
            <text:p>16.352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48" calcext:value-type="float">
            <text:p>0.034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385" calcext:value-type="float">
            <text:p>16.385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68" calcext:value-type="float">
            <text:p>0.03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419" calcext:value-type="float">
            <text:p>16.419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84" calcext:value-type="float">
            <text:p>0.03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461" calcext:value-type="float">
            <text:p>16.461</text:p>
          </table:table-cell>
          <table:table-cell office:value-type="float" office:value="0.1" calcext:value-type="float">
            <text:p>0.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02" calcext:value-type="float">
            <text:p>0.04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494" calcext:value-type="float">
            <text:p>16.494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22" calcext:value-type="float">
            <text:p>0.04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526" calcext:value-type="float">
            <text:p>16.526</text:p>
          </table:table-cell>
          <table:table-cell office:value-type="float" office:value="0.1" calcext:value-type="float">
            <text:p>0.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42" calcext:value-type="float">
            <text:p>0.044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559" calcext:value-type="float">
            <text:p>16.559</text:p>
          </table:table-cell>
          <table:table-cell office:value-type="float" office:value="0.1" calcext:value-type="float">
            <text:p>0.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2" calcext:value-type="float">
            <text:p>0.04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593" calcext:value-type="float">
            <text:p>16.593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82" calcext:value-type="float">
            <text:p>0.04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02" calcext:value-type="float">
            <text:p>0.05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658" calcext:value-type="float">
            <text:p>16.658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1" calcext:value-type="float">
            <text:p>0.05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0.1" calcext:value-type="float">
            <text:p>0.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18" calcext:value-type="float">
            <text:p>0.05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723" calcext:value-type="float">
            <text:p>16.723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28" calcext:value-type="float">
            <text:p>0.05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755" calcext:value-type="float">
            <text:p>16.755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42" calcext:value-type="float">
            <text:p>0.054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788" calcext:value-type="float">
            <text:p>16.788</text:p>
          </table:table-cell>
          <table:table-cell office:value-type="float" office:value="0.1" calcext:value-type="float">
            <text:p>0.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58" calcext:value-type="float">
            <text:p>0.05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821" calcext:value-type="float">
            <text:p>16.821</text:p>
          </table:table-cell>
          <table:table-cell office:value-type="float" office:value="0.1" calcext:value-type="float">
            <text:p>0.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72" calcext:value-type="float">
            <text:p>0.05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853" calcext:value-type="float">
            <text:p>16.853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82" calcext:value-type="float">
            <text:p>0.05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886" calcext:value-type="float">
            <text:p>16.886</text:p>
          </table:table-cell>
          <table:table-cell office:value-type="float" office:value="0.1" calcext:value-type="float">
            <text:p>0.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2" calcext:value-type="float">
            <text:p>0.05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06" calcext:value-type="float">
            <text:p>0.06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952" calcext:value-type="float">
            <text:p>16.952</text:p>
          </table:table-cell>
          <table:table-cell office:value-type="float" office:value="0.1" calcext:value-type="float">
            <text:p>0.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2" calcext:value-type="float">
            <text:p>0.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995" calcext:value-type="float">
            <text:p>16.995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3" calcext:value-type="float">
            <text:p>0.06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028" calcext:value-type="float">
            <text:p>17.028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38" calcext:value-type="float">
            <text:p>0.06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4" calcext:value-type="float">
            <text:p>0.06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093" calcext:value-type="float">
            <text:p>17.093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58" calcext:value-type="float">
            <text:p>0.06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66" calcext:value-type="float">
            <text:p>0.06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158" calcext:value-type="float">
            <text:p>17.158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72" calcext:value-type="float">
            <text:p>0.06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78" calcext:value-type="float">
            <text:p>0.06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223" calcext:value-type="float">
            <text:p>17.22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82" calcext:value-type="float">
            <text:p>0.06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0.1" calcext:value-type="float">
            <text:p>0.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88" calcext:value-type="float">
            <text:p>0.06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288" calcext:value-type="float">
            <text:p>17.288</text:p>
          </table:table-cell>
          <table:table-cell office:value-type="float" office:value="0.1" calcext:value-type="float">
            <text:p>0.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96" calcext:value-type="float">
            <text:p>0.06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321" calcext:value-type="float">
            <text:p>17.321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06" calcext:value-type="float">
            <text:p>0.07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354" calcext:value-type="float">
            <text:p>17.35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0718" calcext:value-type="float">
            <text:p>0.07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397" calcext:value-type="float">
            <text:p>17.397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421" calcext:value-type="float">
            <text:p>17.421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463" calcext:value-type="float">
            <text:p>17.463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29" calcext:value-type="float">
            <text:p>0.07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529" calcext:value-type="float">
            <text:p>17.529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35" calcext:value-type="float">
            <text:p>0.07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561" calcext:value-type="float">
            <text:p>17.561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9" calcext:value-type="float">
            <text:p>0.07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595" calcext:value-type="float">
            <text:p>17.595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43" calcext:value-type="float">
            <text:p>0.07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627" calcext:value-type="float">
            <text:p>17.627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49" calcext:value-type="float">
            <text:p>0.07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57" calcext:value-type="float">
            <text:p>0.07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692" calcext:value-type="float">
            <text:p>17.692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761" calcext:value-type="float">
            <text:p>0.07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725" calcext:value-type="float">
            <text:p>17.725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41" calcext:value-type="float">
            <text:p>0.141</text:p>
          </table:table-cell>
          <table:table-cell office:value-type="float" office:value="0.0753" calcext:value-type="float">
            <text:p>0.07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757" calcext:value-type="float">
            <text:p>17.757</text:p>
          </table:table-cell>
          <table:table-cell office:value-type="float" office:value="0.1" calcext:value-type="float">
            <text:p>0.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37" calcext:value-type="float">
            <text:p>0.073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45" calcext:value-type="float">
            <text:p>0.07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822" calcext:value-type="float">
            <text:p>17.822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59" calcext:value-type="float">
            <text:p>0.07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855" calcext:value-type="float">
            <text:p>17.855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9" calcext:value-type="float">
            <text:p>0.07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888" calcext:value-type="float">
            <text:p>17.888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81" calcext:value-type="float">
            <text:p>0.07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921" calcext:value-type="float">
            <text:p>17.921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93" calcext:value-type="float">
            <text:p>0.07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955" calcext:value-type="float">
            <text:p>17.955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05" calcext:value-type="float">
            <text:p>0.08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988" calcext:value-type="float">
            <text:p>17.988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23" calcext:value-type="float">
            <text:p>0.08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022" calcext:value-type="float">
            <text:p>18.022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1" calcext:value-type="float">
            <text:p>0.08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064" calcext:value-type="float">
            <text:p>18.064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41" calcext:value-type="float">
            <text:p>0.08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097" calcext:value-type="float">
            <text:p>18.097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37" calcext:value-type="float">
            <text:p>0.083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7" calcext:value-type="float">
            <text:p>0.083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162" calcext:value-type="float">
            <text:p>18.162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39" calcext:value-type="float">
            <text:p>0.08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195" calcext:value-type="float">
            <text:p>18.19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5" calcext:value-type="float">
            <text:p>0.08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227" calcext:value-type="float">
            <text:p>18.227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49" calcext:value-type="float">
            <text:p>0.08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57" calcext:value-type="float">
            <text:p>0.08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292" calcext:value-type="float">
            <text:p>18.292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1" calcext:value-type="float">
            <text:p>0.08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325" calcext:value-type="float">
            <text:p>18.32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63" calcext:value-type="float">
            <text:p>0.086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357" calcext:value-type="float">
            <text:p>18.35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423" calcext:value-type="float">
            <text:p>18.423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66" calcext:value-type="float">
            <text:p>0.08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489" calcext:value-type="float">
            <text:p>18.489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523" calcext:value-type="float">
            <text:p>18.523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565" calcext:value-type="float">
            <text:p>18.56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2" calcext:value-type="float">
            <text:p>0.08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78" calcext:value-type="float">
            <text:p>0.08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622" calcext:value-type="float">
            <text:p>18.622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" calcext:value-type="float">
            <text:p>0.0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655" calcext:value-type="float">
            <text:p>18.65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88" calcext:value-type="float">
            <text:p>0.08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698" calcext:value-type="float">
            <text:p>18.698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763" calcext:value-type="float">
            <text:p>18.763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2" calcext:value-type="float">
            <text:p>0.08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795" calcext:value-type="float">
            <text:p>18.79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8" calcext:value-type="float">
            <text:p>0.0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828" calcext:value-type="float">
            <text:p>18.82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861" calcext:value-type="float">
            <text:p>18.86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6" calcext:value-type="float">
            <text:p>0.08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893" calcext:value-type="float">
            <text:p>18.89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86" calcext:value-type="float">
            <text:p>0.08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926" calcext:value-type="float">
            <text:p>18.926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7" calcext:value-type="float">
            <text:p>0.137</text:p>
          </table:table-cell>
          <table:table-cell office:value-type="float" office:value="0.0882" calcext:value-type="float">
            <text:p>0.08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959" calcext:value-type="float">
            <text:p>18.959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66" calcext:value-type="float">
            <text:p>0.08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991" calcext:value-type="float">
            <text:p>18.991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8" calcext:value-type="float">
            <text:p>0.08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024" calcext:value-type="float">
            <text:p>19.02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" calcext:value-type="float">
            <text:p>0.0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057" calcext:value-type="float">
            <text:p>19.057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2" calcext:value-type="float">
            <text:p>0.08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091" calcext:value-type="float">
            <text:p>19.091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2" calcext:value-type="float">
            <text:p>0.08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124" calcext:value-type="float">
            <text:p>19.12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157" calcext:value-type="float">
            <text:p>19.15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6" calcext:value-type="float">
            <text:p>0.08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191" calcext:value-type="float">
            <text:p>19.191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91" calcext:value-type="float">
            <text:p>0.08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257" calcext:value-type="float">
            <text:p>19.257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291" calcext:value-type="float">
            <text:p>19.29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1" calcext:value-type="float">
            <text:p>0.08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324" calcext:value-type="float">
            <text:p>19.324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358" calcext:value-type="float">
            <text:p>19.35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9" calcext:value-type="float">
            <text:p>0.08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401" calcext:value-type="float">
            <text:p>19.40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1" calcext:value-type="float">
            <text:p>0.08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433" calcext:value-type="float">
            <text:p>19.43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897" calcext:value-type="float">
            <text:p>0.08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466" calcext:value-type="float">
            <text:p>19.466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498" calcext:value-type="float">
            <text:p>19.498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531" calcext:value-type="float">
            <text:p>19.53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9" calcext:value-type="float">
            <text:p>0.08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564" calcext:value-type="float">
            <text:p>19.56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597" calcext:value-type="float">
            <text:p>19.597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63" calcext:value-type="float">
            <text:p>19.63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663" calcext:value-type="float">
            <text:p>19.663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695" calcext:value-type="float">
            <text:p>19.69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07" calcext:value-type="float">
            <text:p>0.09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5" calcext:value-type="float">
            <text:p>0.091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761" calcext:value-type="float">
            <text:p>19.761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5" calcext:value-type="float">
            <text:p>0.09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793" calcext:value-type="float">
            <text:p>19.79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21" calcext:value-type="float">
            <text:p>0.09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826" calcext:value-type="float">
            <text:p>19.8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7" calcext:value-type="float">
            <text:p>0.09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859" calcext:value-type="float">
            <text:p>19.85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19" calcext:value-type="float">
            <text:p>0.09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891" calcext:value-type="float">
            <text:p>19.891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21" calcext:value-type="float">
            <text:p>0.09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934" calcext:value-type="float">
            <text:p>19.93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7" calcext:value-type="float">
            <text:p>0.09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967" calcext:value-type="float">
            <text:p>19.967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1" calcext:value-type="float">
            <text:p>0.09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999" calcext:value-type="float">
            <text:p>19.999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23" calcext:value-type="float">
            <text:p>0.09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032" calcext:value-type="float">
            <text:p>20.032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1" calcext:value-type="float">
            <text:p>0.09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064" calcext:value-type="float">
            <text:p>20.06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18" calcext:value-type="float">
            <text:p>0.09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098" calcext:value-type="float">
            <text:p>20.098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66" calcext:value-type="float">
            <text:p>0.08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28" calcext:value-type="float">
            <text:p>0.08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163" calcext:value-type="float">
            <text:p>20.163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" calcext:value-type="float">
            <text:p>0.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195" calcext:value-type="float">
            <text:p>20.195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4" calcext:value-type="float">
            <text:p>0.07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228" calcext:value-type="float">
            <text:p>20.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738" calcext:value-type="float">
            <text:p>0.07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261" calcext:value-type="float">
            <text:p>20.26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14" calcext:value-type="float">
            <text:p>0.07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293" calcext:value-type="float">
            <text:p>20.29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84" calcext:value-type="float">
            <text:p>0.06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326" calcext:value-type="float">
            <text:p>20.326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6" calcext:value-type="float">
            <text:p>0.0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392" calcext:value-type="float">
            <text:p>20.392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14" calcext:value-type="float">
            <text:p>0.06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435" calcext:value-type="float">
            <text:p>20.435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4" calcext:value-type="float">
            <text:p>0.05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468" calcext:value-type="float">
            <text:p>20.468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56" calcext:value-type="float">
            <text:p>0.05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533" calcext:value-type="float">
            <text:p>20.533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02" calcext:value-type="float">
            <text:p>0.05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565" calcext:value-type="float">
            <text:p>20.56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82" calcext:value-type="float">
            <text:p>0.04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599" calcext:value-type="float">
            <text:p>20.59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2" calcext:value-type="float">
            <text:p>0.04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632" calcext:value-type="float">
            <text:p>20.63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44" calcext:value-type="float">
            <text:p>0.04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24" calcext:value-type="float">
            <text:p>0.04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697" calcext:value-type="float">
            <text:p>20.69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04" calcext:value-type="float">
            <text:p>0.04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729" calcext:value-type="float">
            <text:p>20.729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" calcext:value-type="float">
            <text:p>0.04</text:p>
          </table:table-cell>
          <table:table-cell office:value-type="float" office:value="0.0384" calcext:value-type="float">
            <text:p>0.03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762" calcext:value-type="float">
            <text:p>20.76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8" calcext:value-type="float">
            <text:p>0.03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794" calcext:value-type="float">
            <text:p>20.794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52" calcext:value-type="float">
            <text:p>0.03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827" calcext:value-type="float">
            <text:p>20.827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" calcext:value-type="float">
            <text:p>0.04</text:p>
          </table:table-cell>
          <table:table-cell office:value-type="float" office:value="0.0338" calcext:value-type="float">
            <text:p>0.03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861" calcext:value-type="float">
            <text:p>20.86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22" calcext:value-type="float">
            <text:p>0.03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894" calcext:value-type="float">
            <text:p>20.89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" calcext:value-type="float">
            <text:p>0.04</text:p>
          </table:table-cell>
          <table:table-cell office:value-type="float" office:value="0.0306" calcext:value-type="float">
            <text:p>0.03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937" calcext:value-type="float">
            <text:p>20.937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9" calcext:value-type="float">
            <text:p>0.0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961" calcext:value-type="float">
            <text:p>20.96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.04</text:p>
          </table:table-cell>
          <table:table-cell office:value-type="float" office:value="0.0272" calcext:value-type="float">
            <text:p>0.02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994" calcext:value-type="float">
            <text:p>20.99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56" calcext:value-type="float">
            <text:p>0.02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036" calcext:value-type="float">
            <text:p>21.036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36" calcext:value-type="float">
            <text:p>0.02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069" calcext:value-type="float">
            <text:p>21.06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6" calcext:value-type="float">
            <text:p>0.02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102" calcext:value-type="float">
            <text:p>21.1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4" calcext:value-type="float">
            <text:p>0.02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134" calcext:value-type="float">
            <text:p>21.13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2" calcext:value-type="float">
            <text:p>0.02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167" calcext:value-type="float">
            <text:p>21.167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office:value-type="float" office:value="0.0202" calcext:value-type="float">
            <text:p>0.02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199" calcext:value-type="float">
            <text:p>21.199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9" calcext:value-type="float">
            <text:p>0.0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232" calcext:value-type="float">
            <text:p>21.23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74" calcext:value-type="float">
            <text:p>0.01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2" calcext:value-type="float">
            <text:p>0.01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297" calcext:value-type="float">
            <text:p>21.297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362" calcext:value-type="float">
            <text:p>21.36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8" calcext:value-type="float">
            <text:p>0.01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395" calcext:value-type="float">
            <text:p>21.39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  <table:table-cell office:value-type="float" office:value="0.0118" calcext:value-type="float">
            <text:p>0.01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428" calcext:value-type="float">
            <text:p>21.42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" calcext:value-type="float">
            <text:p>0.01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462" calcext:value-type="float">
            <text:p>21.46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495" calcext:value-type="float">
            <text:p>21.4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529" calcext:value-type="float">
            <text:p>21.5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562" calcext:value-type="float">
            <text:p>21.56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596" calcext:value-type="float">
            <text:p>21.59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629" calcext:value-type="float">
            <text:p>21.6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704" calcext:value-type="float">
            <text:p>21.7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737" calcext:value-type="float">
            <text:p>21.73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769" calcext:value-type="float">
            <text:p>21.76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802" calcext:value-type="float">
            <text:p>21.8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834" calcext:value-type="float">
            <text:p>21.83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867" calcext:value-type="float">
            <text:p>21.8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932" calcext:value-type="float">
            <text:p>21.93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965" calcext:value-type="float">
            <text:p>21.96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998" calcext:value-type="float">
            <text:p>21.9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03" calcext:value-type="float">
            <text:p>22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063" calcext:value-type="float">
            <text:p>22.06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106" calcext:value-type="float">
            <text:p>22.1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129" calcext:value-type="float">
            <text:p>22.1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172" calcext:value-type="float">
            <text:p>22.1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204" calcext:value-type="float">
            <text:p>22.2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237" calcext:value-type="float">
            <text:p>22.23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269" calcext:value-type="float">
            <text:p>22.26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302" calcext:value-type="float">
            <text:p>22.3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335" calcext:value-type="float">
            <text:p>22.3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367" calcext:value-type="float">
            <text:p>22.3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433" calcext:value-type="float">
            <text:p>22.4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465" calcext:value-type="float">
            <text:p>22.46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498" calcext:value-type="float">
            <text:p>22.4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565" calcext:value-type="float">
            <text:p>22.56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598" calcext:value-type="float">
            <text:p>22.5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631" calcext:value-type="float">
            <text:p>22.63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664" calcext:value-type="float">
            <text:p>22.66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697" calcext:value-type="float">
            <text:p>22.6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731" calcext:value-type="float">
            <text:p>22.73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764" calcext:value-type="float">
            <text:p>22.76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797" calcext:value-type="float">
            <text:p>22.7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905" calcext:value-type="float">
            <text:p>22.9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938" calcext:value-type="float">
            <text:p>22.9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003" calcext:value-type="float">
            <text:p>23.0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036" calcext:value-type="float">
            <text:p>23.0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068" calcext:value-type="float">
            <text:p>23.0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101" calcext:value-type="float">
            <text:p>23.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133" calcext:value-type="float">
            <text:p>23.1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166" calcext:value-type="float">
            <text:p>23.1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198" calcext:value-type="float">
            <text:p>23.1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275" calcext:value-type="float">
            <text:p>23.2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307" calcext:value-type="float">
            <text:p>23.3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373" calcext:value-type="float">
            <text:p>23.37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405" calcext:value-type="float">
            <text:p>23.4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438" calcext:value-type="float">
            <text:p>23.4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503" calcext:value-type="float">
            <text:p>23.5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536" calcext:value-type="float">
            <text:p>23.5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569" calcext:value-type="float">
            <text:p>23.56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602" calcext:value-type="float">
            <text:p>23.6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635" calcext:value-type="float">
            <text:p>23.6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667" calcext:value-type="float">
            <text:p>23.6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733" calcext:value-type="float">
            <text:p>23.7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766" calcext:value-type="float">
            <text:p>23.7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799" calcext:value-type="float">
            <text:p>23.7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833" calcext:value-type="float">
            <text:p>23.8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866" calcext:value-type="float">
            <text:p>23.8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933" calcext:value-type="float">
            <text:p>23.9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967" calcext:value-type="float">
            <text:p>23.9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043" calcext:value-type="float">
            <text:p>24.04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067" calcext:value-type="float">
            <text:p>24.0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101" calcext:value-type="float">
            <text:p>24.101</text:p>
          </table:table-cell>
          <table:table-cell office:value-type="float" office:value="0.1" calcext:value-type="float">
            <text:p>0.1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133" calcext:value-type="float">
            <text:p>24.133</text:p>
          </table:table-cell>
          <table:table-cell office:value-type="float" office:value="0.1" calcext:value-type="float">
            <text:p>0.1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167" calcext:value-type="float">
            <text:p>24.167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8" calcext:value-type="float">
            <text:p>0.02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0.1" calcext:value-type="float">
            <text:p>0.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56" calcext:value-type="float">
            <text:p>0.02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234" calcext:value-type="float">
            <text:p>24.234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72" calcext:value-type="float">
            <text:p>0.02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277" calcext:value-type="float">
            <text:p>24.277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86" calcext:value-type="float">
            <text:p>0.02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309" calcext:value-type="float">
            <text:p>24.309</text:p>
          </table:table-cell>
          <table:table-cell office:value-type="float" office:value="0.1" calcext:value-type="float">
            <text:p>0.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342" calcext:value-type="float">
            <text:p>24.342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26" calcext:value-type="float">
            <text:p>0.03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374" calcext:value-type="float">
            <text:p>24.374</text:p>
          </table:table-cell>
          <table:table-cell office:value-type="float" office:value="0.1" calcext:value-type="float">
            <text:p>0.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2" calcext:value-type="float">
            <text:p>0.03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407" calcext:value-type="float">
            <text:p>24.407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72" calcext:value-type="float">
            <text:p>0.03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439" calcext:value-type="float">
            <text:p>24.439</text:p>
          </table:table-cell>
          <table:table-cell office:value-type="float" office:value="0.1" calcext:value-type="float">
            <text:p>0.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92" calcext:value-type="float">
            <text:p>0.03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472" calcext:value-type="float">
            <text:p>24.472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13" calcext:value-type="float">
            <text:p>0.04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504" calcext:value-type="float">
            <text:p>24.504</text:p>
          </table:table-cell>
          <table:table-cell office:value-type="float" office:value="0.1" calcext:value-type="float">
            <text:p>0.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29" calcext:value-type="float">
            <text:p>0.04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537" calcext:value-type="float">
            <text:p>24.537</text:p>
          </table:table-cell>
          <table:table-cell office:value-type="float" office:value="0.1" calcext:value-type="float">
            <text:p>0.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43" calcext:value-type="float">
            <text:p>0.04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57" calcext:value-type="float">
            <text:p>0.04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603" calcext:value-type="float">
            <text:p>24.603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73" calcext:value-type="float">
            <text:p>0.047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636" calcext:value-type="float">
            <text:p>24.636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9" calcext:value-type="float">
            <text:p>0.04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668" calcext:value-type="float">
            <text:p>24.66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07" calcext:value-type="float">
            <text:p>0.05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701" calcext:value-type="float">
            <text:p>24.70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23" calcext:value-type="float">
            <text:p>0.05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735" calcext:value-type="float">
            <text:p>24.73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35" calcext:value-type="float">
            <text:p>0.05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768" calcext:value-type="float">
            <text:p>24.768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47" calcext:value-type="float">
            <text:p>0.05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801" calcext:value-type="float">
            <text:p>24.801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61" calcext:value-type="float">
            <text:p>0.05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835" calcext:value-type="float">
            <text:p>24.835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75" calcext:value-type="float">
            <text:p>0.05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869" calcext:value-type="float">
            <text:p>24.869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87" calcext:value-type="float">
            <text:p>0.05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902" calcext:value-type="float">
            <text:p>24.902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597" calcext:value-type="float">
            <text:p>0.05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935" calcext:value-type="float">
            <text:p>24.935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977" calcext:value-type="float">
            <text:p>24.977</text:p>
          </table:table-cell>
          <table:table-cell office:value-type="float" office:value="0.1" calcext:value-type="float">
            <text:p>0.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01" calcext:value-type="float">
            <text:p>0.06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3" calcext:value-type="float">
            <text:p>0.06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042" calcext:value-type="float">
            <text:p>25.042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33" calcext:value-type="float">
            <text:p>0.063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075" calcext:value-type="float">
            <text:p>25.075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9" calcext:value-type="float">
            <text:p>0.06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108" calcext:value-type="float">
            <text:p>25.108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59" calcext:value-type="float">
            <text:p>0.06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1" calcext:value-type="float">
            <text:p>0.06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173" calcext:value-type="float">
            <text:p>25.173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81" calcext:value-type="float">
            <text:p>0.06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206" calcext:value-type="float">
            <text:p>25.206</text:p>
          </table:table-cell>
          <table:table-cell office:value-type="float" office:value="0.1" calcext:value-type="float">
            <text:p>0.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91" calcext:value-type="float">
            <text:p>0.06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238" calcext:value-type="float">
            <text:p>25.238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05" calcext:value-type="float">
            <text:p>0.07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271" calcext:value-type="float">
            <text:p>25.271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303" calcext:value-type="float">
            <text:p>25.303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29" calcext:value-type="float">
            <text:p>0.07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336" calcext:value-type="float">
            <text:p>25.336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29" calcext:value-type="float">
            <text:p>0.07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369" calcext:value-type="float">
            <text:p>25.369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29" calcext:value-type="float">
            <text:p>0.07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412" calcext:value-type="float">
            <text:p>25.412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39" calcext:value-type="float">
            <text:p>0.07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444" calcext:value-type="float">
            <text:p>25.44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49" calcext:value-type="float">
            <text:p>0.07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476" calcext:value-type="float">
            <text:p>25.47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57" calcext:value-type="float">
            <text:p>0.07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509" calcext:value-type="float">
            <text:p>25.509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61" calcext:value-type="float">
            <text:p>0.07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541" calcext:value-type="float">
            <text:p>25.54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9" calcext:value-type="float">
            <text:p>0.07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575" calcext:value-type="float">
            <text:p>25.575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77" calcext:value-type="float">
            <text:p>0.077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608" calcext:value-type="float">
            <text:p>25.608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78" calcext:value-type="float">
            <text:p>0.07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6" calcext:value-type="float">
            <text:p>0.07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673" calcext:value-type="float">
            <text:p>25.673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" calcext:value-type="float">
            <text:p>0.0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706" calcext:value-type="float">
            <text:p>25.70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92" calcext:value-type="float">
            <text:p>0.07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738" calcext:value-type="float">
            <text:p>25.738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4" calcext:value-type="float">
            <text:p>0.07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771" calcext:value-type="float">
            <text:p>25.77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96" calcext:value-type="float">
            <text:p>0.07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803" calcext:value-type="float">
            <text:p>25.803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98" calcext:value-type="float">
            <text:p>0.07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837" calcext:value-type="float">
            <text:p>25.83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8" calcext:value-type="float">
            <text:p>0.07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04" calcext:value-type="float">
            <text:p>0.08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903" calcext:value-type="float">
            <text:p>25.90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" calcext:value-type="float">
            <text:p>0.0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937" calcext:value-type="float">
            <text:p>25.93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22" calcext:value-type="float">
            <text:p>0.08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18" calcext:value-type="float">
            <text:p>0.08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004" calcext:value-type="float">
            <text:p>26.004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038" calcext:value-type="float">
            <text:p>26.038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6" calcext:value-type="float">
            <text:p>0.08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071" calcext:value-type="float">
            <text:p>26.071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8" calcext:value-type="float">
            <text:p>0.08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104" calcext:value-type="float">
            <text:p>26.104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137" calcext:value-type="float">
            <text:p>26.13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2" calcext:value-type="float">
            <text:p>0.08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171" calcext:value-type="float">
            <text:p>26.171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204" calcext:value-type="float">
            <text:p>26.204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238" calcext:value-type="float">
            <text:p>26.238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271" calcext:value-type="float">
            <text:p>26.271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314" calcext:value-type="float">
            <text:p>26.314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337" calcext:value-type="float">
            <text:p>26.33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6" calcext:value-type="float">
            <text:p>0.08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38" calcext:value-type="float">
            <text:p>0.08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413" calcext:value-type="float">
            <text:p>26.413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38" calcext:value-type="float">
            <text:p>0.08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445" calcext:value-type="float">
            <text:p>26.44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46" calcext:value-type="float">
            <text:p>0.084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478" calcext:value-type="float">
            <text:p>26.478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6" calcext:value-type="float">
            <text:p>0.0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511" calcext:value-type="float">
            <text:p>26.511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4" calcext:value-type="float">
            <text:p>0.08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543" calcext:value-type="float">
            <text:p>26.543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71" calcext:value-type="float">
            <text:p>0.08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577" calcext:value-type="float">
            <text:p>26.577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7" calcext:value-type="float">
            <text:p>0.08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609" calcext:value-type="float">
            <text:p>26.60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5" calcext:value-type="float">
            <text:p>0.08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642" calcext:value-type="float">
            <text:p>26.64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69" calcext:value-type="float">
            <text:p>0.08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675" calcext:value-type="float">
            <text:p>26.675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5" calcext:value-type="float">
            <text:p>0.08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707" calcext:value-type="float">
            <text:p>26.707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7" calcext:value-type="float">
            <text:p>0.087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9" calcext:value-type="float">
            <text:p>0.08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772" calcext:value-type="float">
            <text:p>26.772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5" calcext:value-type="float">
            <text:p>0.08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805" calcext:value-type="float">
            <text:p>26.80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839" calcext:value-type="float">
            <text:p>26.839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1" calcext:value-type="float">
            <text:p>0.08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882" calcext:value-type="float">
            <text:p>26.882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914" calcext:value-type="float">
            <text:p>26.91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1" calcext:value-type="float">
            <text:p>0.08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947" calcext:value-type="float">
            <text:p>26.94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012" calcext:value-type="float">
            <text:p>27.01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045" calcext:value-type="float">
            <text:p>27.04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7" calcext:value-type="float">
            <text:p>0.08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077" calcext:value-type="float">
            <text:p>27.077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03" calcext:value-type="float">
            <text:p>0.09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11" calcext:value-type="float">
            <text:p>27.11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09" calcext:value-type="float">
            <text:p>0.09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143" calcext:value-type="float">
            <text:p>27.14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175" calcext:value-type="float">
            <text:p>27.17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208" calcext:value-type="float">
            <text:p>27.20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273" calcext:value-type="float">
            <text:p>27.27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306" calcext:value-type="float">
            <text:p>27.30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34" calcext:value-type="float">
            <text:p>27.3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03" calcext:value-type="float">
            <text:p>0.09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383" calcext:value-type="float">
            <text:p>27.38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415" calcext:value-type="float">
            <text:p>27.41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6" calcext:value-type="float">
            <text:p>0.08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448" calcext:value-type="float">
            <text:p>27.44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513" calcext:value-type="float">
            <text:p>27.513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2" calcext:value-type="float">
            <text:p>0.09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546" calcext:value-type="float">
            <text:p>27.546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579" calcext:value-type="float">
            <text:p>27.579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612" calcext:value-type="float">
            <text:p>27.612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645" calcext:value-type="float">
            <text:p>27.645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677" calcext:value-type="float">
            <text:p>27.67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743" calcext:value-type="float">
            <text:p>27.743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775" calcext:value-type="float">
            <text:p>27.77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807" calcext:value-type="float">
            <text:p>27.807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841" calcext:value-type="float">
            <text:p>27.841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874" calcext:value-type="float">
            <text:p>27.87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02" calcext:value-type="float">
            <text:p>0.09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916" calcext:value-type="float">
            <text:p>27.916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949" calcext:value-type="float">
            <text:p>27.949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981" calcext:value-type="float">
            <text:p>27.981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014" calcext:value-type="float">
            <text:p>28.01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047" calcext:value-type="float">
            <text:p>28.047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079" calcext:value-type="float">
            <text:p>28.079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4" calcext:value-type="float">
            <text:p>0.09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113" calcext:value-type="float">
            <text:p>28.113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6" calcext:value-type="float">
            <text:p>0.08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146" calcext:value-type="float">
            <text:p>28.146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26" calcext:value-type="float">
            <text:p>0.08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178" calcext:value-type="float">
            <text:p>28.178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211" calcext:value-type="float">
            <text:p>28.21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56" calcext:value-type="float">
            <text:p>0.07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244" calcext:value-type="float">
            <text:p>28.244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23" calcext:value-type="float">
            <text:p>0.07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276" calcext:value-type="float">
            <text:p>28.276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309" calcext:value-type="float">
            <text:p>28.309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65" calcext:value-type="float">
            <text:p>0.06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342" calcext:value-type="float">
            <text:p>28.342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35" calcext:value-type="float">
            <text:p>0.06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09" calcext:value-type="float">
            <text:p>0.06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409" calcext:value-type="float">
            <text:p>28.409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7" calcext:value-type="float">
            <text:p>0.05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442" calcext:value-type="float">
            <text:p>28.442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65" calcext:value-type="float">
            <text:p>0.05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476" calcext:value-type="float">
            <text:p>28.47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39" calcext:value-type="float">
            <text:p>0.05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508" calcext:value-type="float">
            <text:p>28.50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13" calcext:value-type="float">
            <text:p>0.05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542" calcext:value-type="float">
            <text:p>28.542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3" calcext:value-type="float">
            <text:p>0.04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576" calcext:value-type="float">
            <text:p>28.57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1" calcext:value-type="float">
            <text:p>0.04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609" calcext:value-type="float">
            <text:p>28.60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3" calcext:value-type="float">
            <text:p>0.04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652" calcext:value-type="float">
            <text:p>28.65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35" calcext:value-type="float">
            <text:p>0.04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676" calcext:value-type="float">
            <text:p>28.676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15" calcext:value-type="float">
            <text:p>0.041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91" calcext:value-type="float">
            <text:p>0.03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742" calcext:value-type="float">
            <text:p>28.74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57" calcext:value-type="float">
            <text:p>0.03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776" calcext:value-type="float">
            <text:p>28.776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23" calcext:value-type="float">
            <text:p>0.03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819" calcext:value-type="float">
            <text:p>28.819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05" calcext:value-type="float">
            <text:p>0.03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851" calcext:value-type="float">
            <text:p>28.851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1" calcext:value-type="float">
            <text:p>0.02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884" calcext:value-type="float">
            <text:p>28.88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81" calcext:value-type="float">
            <text:p>0.02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917" calcext:value-type="float">
            <text:p>28.917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1" calcext:value-type="float">
            <text:p>0.02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949" calcext:value-type="float">
            <text:p>28.949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5" calcext:value-type="float">
            <text:p>0.02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982" calcext:value-type="float">
            <text:p>28.98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55" calcext:value-type="float">
            <text:p>0.02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015" calcext:value-type="float">
            <text:p>29.015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" calcext:value-type="float">
            <text:p>0.03</text:p>
          </table:table-cell>
          <table:table-cell office:value-type="float" office:value="0.0241" calcext:value-type="float">
            <text:p>0.02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047" calcext:value-type="float">
            <text:p>29.04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9" calcext:value-type="float">
            <text:p>0.02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217" calcext:value-type="float">
            <text:p>0.02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112" calcext:value-type="float">
            <text:p>29.11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209" calcext:value-type="float">
            <text:p>0.02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145" calcext:value-type="float">
            <text:p>29.14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01" calcext:value-type="float">
            <text:p>0.02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177" calcext:value-type="float">
            <text:p>29.177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191" calcext:value-type="float">
            <text:p>0.01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211" calcext:value-type="float">
            <text:p>29.21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79" calcext:value-type="float">
            <text:p>0.01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253" calcext:value-type="float">
            <text:p>29.25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67" calcext:value-type="float">
            <text:p>0.01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277" calcext:value-type="float">
            <text:p>29.277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9" calcext:value-type="float">
            <text:p>0.01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311" calcext:value-type="float">
            <text:p>29.3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49" calcext:value-type="float">
            <text:p>0.01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344" calcext:value-type="float">
            <text:p>29.34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1" calcext:value-type="float">
            <text:p>0.01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378" calcext:value-type="float">
            <text:p>29.37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1" calcext:value-type="float">
            <text:p>0.013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411" calcext:value-type="float">
            <text:p>29.41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" calcext:value-type="float">
            <text:p>0.01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444" calcext:value-type="float">
            <text:p>29.44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17" calcext:value-type="float">
            <text:p>0.01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478" calcext:value-type="float">
            <text:p>29.47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9" calcext:value-type="float">
            <text:p>0.01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511" calcext:value-type="float">
            <text:p>29.51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544" calcext:value-type="float">
            <text:p>29.54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01" calcext:value-type="float">
            <text:p>0.01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578" calcext:value-type="float">
            <text:p>29.57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611" calcext:value-type="float">
            <text:p>29.61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645" calcext:value-type="float">
            <text:p>29.64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678" calcext:value-type="float">
            <text:p>29.67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711" calcext:value-type="float">
            <text:p>29.71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745" calcext:value-type="float">
            <text:p>29.74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778" calcext:value-type="float">
            <text:p>29.77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812" calcext:value-type="float">
            <text:p>29.81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854" calcext:value-type="float">
            <text:p>29.85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878" calcext:value-type="float">
            <text:p>29.87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953" calcext:value-type="float">
            <text:p>29.95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985" calcext:value-type="float">
            <text:p>29.98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018" calcext:value-type="float">
            <text:p>30.01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051" calcext:value-type="float">
            <text:p>30.05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083" calcext:value-type="float">
            <text:p>30.08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116" calcext:value-type="float">
            <text:p>30.11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148" calcext:value-type="float">
            <text:p>30.14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181" calcext:value-type="float">
            <text:p>30.18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214" calcext:value-type="float">
            <text:p>30.21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246" calcext:value-type="float">
            <text:p>30.24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279" calcext:value-type="float">
            <text:p>30.27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313" calcext:value-type="float">
            <text:p>30.31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346" calcext:value-type="float">
            <text:p>30.34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0:08:18.685789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4T10:21:46.025940915</dc:date>
    <meta:editing-duration>PT11M58S</meta:editing-duration>
    <meta:editing-cycles>2</meta:editing-cycles>
    <meta:generator>LibreOffice/24.2.7.2$Linux_AARCH64 LibreOffice_project/420$Build-2</meta:generator>
    <meta:document-statistic meta:table-count="1" meta:cell-count="54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cm" svg:height="16.386cm" xlink:href=".." xlink:type="simple" chart:class="chart:scatter" chart:style-name="ch1">
        <chart:legend chart:legend-position="end" svg:x="26.249cm" svg:y="7.147cm" style:legend-expansion="high" chart:style-name="ch2"/>
        <chart:plot-area chart:style-name="ch3" table:cell-range-address="mpsVsT_0p1F.A2:mpsVsT_0p1F.E911 mpsVsT_0p1F.B1:mpsVsT_0p1F.E1" chart:data-source-has-labels="row" svg:x="0.896cm" svg:y="0.491cm" svg:width="23.692cm" svg:height="15.348cm">
          <chart:coordinate-region svg:x="1.808cm" svg:y="0.69cm" svg:width="22.594cm" svg:height="14.5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psVsT_0p1F.B2:mpsVsT_0p1F.B911" chart:label-cell-address="mpsVsT_0p1F.B1:mpsVsT_0p1F.B1" chart:class="chart:scatter">
            <chart:domain table:cell-range-address="mpsVsT_0p1F.A2:mpsVsT_0p1F.A911"/>
            <chart:data-point chart:repeated="910"/>
          </chart:series>
          <chart:series chart:style-name="ch8" chart:values-cell-range-address="mpsVsT_0p1F.C2:mpsVsT_0p1F.C911" chart:label-cell-address="mpsVsT_0p1F.C1:mpsVsT_0p1F.C1" chart:class="chart:scatter">
            <chart:data-point chart:repeated="910"/>
          </chart:series>
          <chart:series chart:style-name="ch9" chart:values-cell-range-address="mpsVsT_0p1F.D2:mpsVsT_0p1F.D911" chart:label-cell-address="mpsVsT_0p1F.D1:mpsVsT_0p1F.D1" chart:class="chart:scatter">
            <chart:data-point chart:repeated="910"/>
          </chart:series>
          <chart:series chart:style-name="ch10" chart:values-cell-range-address="mpsVsT_0p1F.E2:mpsVsT_0p1F.E911" chart:label-cell-address="mpsVsT_0p1F.E1:mpsVsT_0p1F.E1" chart:class="chart:scatter">
            <chart:data-point chart:repeated="9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psIn</text:p>
                <draw:g>
                  <svg:desc>mpsVsT_0p1F.B1:mpsVsT_0p1F.B1</svg:desc>
                </draw:g>
              </table:table-cell>
              <table:table-cell office:value-type="string">
                <text:p> mpsEsc</text:p>
                <draw:g>
                  <svg:desc>mpsVsT_0p1F.C1:mpsVsT_0p1F.C1</svg:desc>
                </draw:g>
              </table:table-cell>
              <table:table-cell office:value-type="string">
                <text:p> mpsEnc</text:p>
                <draw:g>
                  <svg:desc>mpsVsT_0p1F.D1:mpsVsT_0p1F.D1</svg:desc>
                </draw:g>
              </table:table-cell>
              <table:table-cell office:value-type="string">
                <text:p> pidInt</text:p>
                <draw:g>
                  <svg:desc>mpsVsT_0p1F.E1:mpsVsT_0p1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">
                <text:p>0.024</text:p>
                <draw:g>
                  <svg:desc>mpsVsT_0p1F.A2:mpsVsT_0p1F.A911</svg:desc>
                </draw:g>
              </table:table-cell>
              <table:table-cell office:value-type="float" office:value="0.1">
                <text:p>0.1</text:p>
                <draw:g>
                  <svg:desc>mpsVsT_0p1F.B2:mpsVsT_0p1F.B911</svg:desc>
                </draw:g>
              </table:table-cell>
              <table:table-cell office:value-type="float" office:value="0.024">
                <text:p>0.024</text:p>
                <draw:g>
                  <svg:desc>mpsVsT_0p1F.C2:mpsVsT_0p1F.C911</svg:desc>
                </draw:g>
              </table:table-cell>
              <table:table-cell office:value-type="float" office:value="0.001">
                <text:p>0.001</text:p>
                <draw:g>
                  <svg:desc>mpsVsT_0p1F.D2:mpsVsT_0p1F.D911</svg:desc>
                </draw:g>
              </table:table-cell>
              <table:table-cell office:value-type="float" office:value="0.004">
                <text:p>0.004</text:p>
                <draw:g>
                  <svg:desc>mpsVsT_0p1F.E2:mpsVsT_0p1F.E9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">
                <text:p>0.056</text:p>
              </table:table-cell>
              <table:table-cell office:value-type="float" office:value="0.1">
                <text:p>0.1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9">
                <text:p>0.089</text:p>
              </table:table-cell>
              <table:table-cell office:value-type="float" office:value="0.1">
                <text:p>0.1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">
                <text:p>0.121</text:p>
              </table:table-cell>
              <table:table-cell office:value-type="float" office:value="0.1">
                <text:p>0.1</text:p>
              </table:table-cell>
              <table:table-cell office:value-type="float" office:value="0.036">
                <text:p>0.036</text:p>
              </table:table-cell>
              <table:table-cell office:value-type="float" office:value="0.045">
                <text:p>0.045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4">
                <text:p>0.154</text:p>
              </table:table-cell>
              <table:table-cell office:value-type="float" office:value="0.1">
                <text:p>0.1</text:p>
              </table:table-cell>
              <table:table-cell office:value-type="float" office:value="0.029">
                <text:p>0.029</text:p>
              </table:table-cell>
              <table:table-cell office:value-type="float" office:value="0.054">
                <text:p>0.054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7">
                <text:p>0.187</text:p>
              </table:table-cell>
              <table:table-cell office:value-type="float" office:value="0.1">
                <text:p>0.1</text:p>
              </table:table-cell>
              <table:table-cell office:value-type="float" office:value="0.029">
                <text:p>0.029</text:p>
              </table:table-cell>
              <table:table-cell office:value-type="float" office:value="0.045">
                <text:p>0.045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033">
                <text:p>0.033</text:p>
              </table:table-cell>
              <table:table-cell office:value-type="float" office:value="0.039">
                <text:p>0.03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2">
                <text:p>0.262</text:p>
              </table:table-cell>
              <table:table-cell office:value-type="float" office:value="0.1">
                <text:p>0.1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">
                <text:p>0.295</text:p>
              </table:table-cell>
              <table:table-cell office:value-type="float" office:value="0.1">
                <text:p>0.1</text:p>
              </table:table-cell>
              <table:table-cell office:value-type="float" office:value="0.039">
                <text:p>0.039</text:p>
              </table:table-cell>
              <table:table-cell office:value-type="float" office:value="0.04">
                <text:p>0.04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7">
                <text:p>0.327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49">
                <text:p>0.049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3">
                <text:p>0.393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59">
                <text:p>0.059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5">
                <text:p>0.425</text:p>
              </table:table-cell>
              <table:table-cell office:value-type="float" office:value="0.1">
                <text:p>0.1</text:p>
              </table:table-cell>
              <table:table-cell office:value-type="float" office:value="0.043">
                <text:p>0.043</text:p>
              </table:table-cell>
              <table:table-cell office:value-type="float" office:value="0.056">
                <text:p>0.05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8">
                <text:p>0.458</text:p>
              </table:table-cell>
              <table:table-cell office:value-type="float" office:value="0.1">
                <text:p>0.1</text:p>
              </table:table-cell>
              <table:table-cell office:value-type="float" office:value="0.046">
                <text:p>0.046</text:p>
              </table:table-cell>
              <table:table-cell office:value-type="float" office:value="0.056">
                <text:p>0.056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">
                <text:p>0.49</text:p>
              </table:table-cell>
              <table:table-cell office:value-type="float" office:value="0.1">
                <text:p>0.1</text:p>
              </table:table-cell>
              <table:table-cell office:value-type="float" office:value="0.048">
                <text:p>0.048</text:p>
              </table:table-cell>
              <table:table-cell office:value-type="float" office:value="0.069">
                <text:p>0.069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3">
                <text:p>0.523</text:p>
              </table:table-cell>
              <table:table-cell office:value-type="float" office:value="0.1">
                <text:p>0.1</text:p>
              </table:table-cell>
              <table:table-cell office:value-type="float" office:value="0.046">
                <text:p>0.046</text:p>
              </table:table-cell>
              <table:table-cell office:value-type="float" office:value="0.061">
                <text:p>0.061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5">
                <text:p>0.555</text:p>
              </table:table-cell>
              <table:table-cell office:value-type="float" office:value="0.1">
                <text:p>0.1</text:p>
              </table:table-cell>
              <table:table-cell office:value-type="float" office:value="0.049">
                <text:p>0.049</text:p>
              </table:table-cell>
              <table:table-cell office:value-type="float" office:value="0.059">
                <text:p>0.059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9">
                <text:p>0.589</text:p>
              </table:table-cell>
              <table:table-cell office:value-type="float" office:value="0.1">
                <text:p>0.1</text:p>
              </table:table-cell>
              <table:table-cell office:value-type="float" office:value="0.051">
                <text:p>0.051</text:p>
              </table:table-cell>
              <table:table-cell office:value-type="float" office:value="0.04">
                <text:p>0.0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1">
                <text:p>0.621</text:p>
              </table:table-cell>
              <table:table-cell office:value-type="float" office:value="0.1">
                <text:p>0.1</text:p>
              </table:table-cell>
              <table:table-cell office:value-type="float" office:value="0.057">
                <text:p>0.057</text:p>
              </table:table-cell>
              <table:table-cell office:value-type="float" office:value="0.045">
                <text:p>0.045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059">
                <text:p>0.059</text:p>
              </table:table-cell>
              <table:table-cell office:value-type="float" office:value="0.059">
                <text:p>0.059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8">
                <text:p>0.688</text:p>
              </table:table-cell>
              <table:table-cell office:value-type="float" office:value="0.1">
                <text:p>0.1</text:p>
              </table:table-cell>
              <table:table-cell office:value-type="float" office:value="0.057">
                <text:p>0.057</text:p>
              </table:table-cell>
              <table:table-cell office:value-type="float" office:value="0.071">
                <text:p>0.071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1">
                <text:p>0.721</text:p>
              </table:table-cell>
              <table:table-cell office:value-type="float" office:value="0.1">
                <text:p>0.1</text:p>
              </table:table-cell>
              <table:table-cell office:value-type="float" office:value="0.056">
                <text:p>0.056</text:p>
              </table:table-cell>
              <table:table-cell office:value-type="float" office:value="0.069">
                <text:p>0.069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4">
                <text:p>0.764</text:p>
              </table:table-cell>
              <table:table-cell office:value-type="float" office:value="0.1">
                <text:p>0.1</text:p>
              </table:table-cell>
              <table:table-cell office:value-type="float" office:value="0.058">
                <text:p>0.058</text:p>
              </table:table-cell>
              <table:table-cell office:value-type="float" office:value="0.045">
                <text:p>0.045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88">
                <text:p>0.788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56">
                <text:p>0.056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1">
                <text:p>0.821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39">
                <text:p>0.039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5">
                <text:p>0.855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8">
                <text:p>0.888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83">
                <text:p>0.083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1">
                <text:p>0.921</text:p>
              </table:table-cell>
              <table:table-cell office:value-type="float" office:value="0.1">
                <text:p>0.1</text:p>
              </table:table-cell>
              <table:table-cell office:value-type="float" office:value="0.062">
                <text:p>0.062</text:p>
              </table:table-cell>
              <table:table-cell office:value-type="float" office:value="0.086">
                <text:p>0.086</text:p>
              </table:table-cell>
              <table:table-cell office:value-type="float" office:value="0.0593">
                <text:p>0.0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5">
                <text:p>0.955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81">
                <text:p>0.081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7">
                <text:p>0.997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69">
                <text:p>0.069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">
                <text:p>1.03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66">
                <text:p>0.066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3">
                <text:p>1.063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74">
                <text:p>0.074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95">
                <text:p>1.095</text:p>
              </table:table-cell>
              <table:table-cell office:value-type="float" office:value="0.1">
                <text:p>0.1</text:p>
              </table:table-cell>
              <table:table-cell office:value-type="float" office:value="0.069">
                <text:p>0.069</text:p>
              </table:table-cell>
              <table:table-cell office:value-type="float" office:value="0.076">
                <text:p>0.076</text:p>
              </table:table-cell>
              <table:table-cell office:value-type="float" office:value="0.0643">
                <text:p>0.0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28">
                <text:p>1.128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76">
                <text:p>0.076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">
                <text:p>1.16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69">
                <text:p>0.069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93">
                <text:p>1.193</text:p>
              </table:table-cell>
              <table:table-cell office:value-type="float" office:value="0.1">
                <text:p>0.1</text:p>
              </table:table-cell>
              <table:table-cell office:value-type="float" office:value="0.074">
                <text:p>0.074</text:p>
              </table:table-cell>
              <table:table-cell office:value-type="float" office:value="0.076">
                <text:p>0.076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25">
                <text:p>1.225</text:p>
              </table:table-cell>
              <table:table-cell office:value-type="float" office:value="0.1">
                <text:p>0.1</text:p>
              </table:table-cell>
              <table:table-cell office:value-type="float" office:value="0.074">
                <text:p>0.074</text:p>
              </table:table-cell>
              <table:table-cell office:value-type="float" office:value="0.088">
                <text:p>0.088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58">
                <text:p>1.258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96">
                <text:p>0.096</text:p>
              </table:table-cell>
              <table:table-cell office:value-type="float" office:value="0.0689">
                <text:p>0.0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1">
                <text:p>1.291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66">
                <text:p>0.066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23">
                <text:p>1.323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69">
                <text:p>0.069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56">
                <text:p>1.356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81">
                <text:p>0.081</text:p>
              </table:table-cell>
              <table:table-cell office:value-type="float" office:value="0.0717">
                <text:p>0.0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99">
                <text:p>1.399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78">
                <text:p>0.078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1">
                <text:p>1.431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91">
                <text:p>0.091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4">
                <text:p>1.464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86">
                <text:p>0.086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6">
                <text:p>1.496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74">
                <text:p>0.074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29">
                <text:p>1.529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66">
                <text:p>0.066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1">
                <text:p>1.561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74">
                <text:p>0.074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5">
                <text:p>1.595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1">
                <text:p>0.091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27">
                <text:p>1.627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06">
                <text:p>0.106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">
                <text:p>1.66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93">
                <text:p>0.093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93">
                <text:p>1.693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6">
                <text:p>0.076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25">
                <text:p>1.725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88">
                <text:p>0.088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58">
                <text:p>1.758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96">
                <text:p>0.096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9">
                <text:p>1.79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96">
                <text:p>0.096</text:p>
              </table:table-cell>
              <table:table-cell office:value-type="float" office:value="0.0797">
                <text:p>0.07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23">
                <text:p>1.823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8">
                <text:p>0.088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57">
                <text:p>1.857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101">
                <text:p>0.101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9">
                <text:p>1.89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8">
                <text:p>0.098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23">
                <text:p>1.923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06">
                <text:p>0.106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57">
                <text:p>1.957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81">
                <text:p>0.08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9">
                <text:p>1.99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88">
                <text:p>0.088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23">
                <text:p>2.023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6">
                <text:p>0.096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6">
                <text:p>2.066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8">
                <text:p>0.098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98">
                <text:p>2.098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101">
                <text:p>0.101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1">
                <text:p>2.13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4">
                <text:p>2.164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78">
                <text:p>0.078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96">
                <text:p>2.196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29">
                <text:p>2.22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03">
                <text:p>0.103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1">
                <text:p>2.261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106">
                <text:p>0.106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94">
                <text:p>2.294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6">
                <text:p>0.09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26">
                <text:p>2.326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88">
                <text:p>0.088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59">
                <text:p>2.35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1">
                <text:p>0.091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91">
                <text:p>2.391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4">
                <text:p>2.434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86">
                <text:p>0.086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58">
                <text:p>2.458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1">
                <text:p>0.091</text:p>
              </table:table-cell>
              <table:table-cell office:value-type="float" office:value="0.0852">
                <text:p>0.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01">
                <text:p>2.501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3">
                <text:p>0.103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3">
                <text:p>2.533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136">
                <text:p>0.136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6">
                <text:p>2.566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74">
                <text:p>0.07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1">
                <text:p>0.09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2">
                <text:p>2.632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5">
                <text:p>2.66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8">
                <text:p>0.09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97">
                <text:p>2.697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6">
                <text:p>0.09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">
                <text:p>2.73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3">
                <text:p>0.083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3">
                <text:p>2.763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1">
                <text:p>0.061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95">
                <text:p>2.795</text:p>
              </table:table-cell>
              <table:table-cell office:value-type="float" office:value="0.1">
                <text:p>0.1</text:p>
              </table:table-cell>
              <table:table-cell office:value-type="float" office:value="0.096">
                <text:p>0.096</text:p>
              </table:table-cell>
              <table:table-cell office:value-type="float" office:value="0.091">
                <text:p>0.091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27">
                <text:p>2.827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8">
                <text:p>0.108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">
                <text:p>2.86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06">
                <text:p>0.10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93">
                <text:p>2.893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93">
                <text:p>0.093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25">
                <text:p>2.92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6">
                <text:p>0.09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59">
                <text:p>2.959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92">
                <text:p>2.992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3">
                <text:p>0.093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26">
                <text:p>3.02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59">
                <text:p>3.059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3">
                <text:p>0.103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02">
                <text:p>3.102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16">
                <text:p>0.116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26">
                <text:p>3.126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06">
                <text:p>0.10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9">
                <text:p>3.169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64">
                <text:p>0.064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01">
                <text:p>3.201</text:p>
              </table:table-cell>
              <table:table-cell office:value-type="float" office:value="0.1">
                <text:p>0.1</text:p>
              </table:table-cell>
              <table:table-cell office:value-type="float" office:value="0.096">
                <text:p>0.096</text:p>
              </table:table-cell>
              <table:table-cell office:value-type="float" office:value="0.091">
                <text:p>0.091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4">
                <text:p>3.234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6">
                <text:p>3.26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16">
                <text:p>0.116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99">
                <text:p>3.29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6">
                <text:p>0.096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2">
                <text:p>3.332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9">
                <text:p>0.06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4">
                <text:p>3.364</text:p>
              </table:table-cell>
              <table:table-cell office:value-type="float" office:value="0.1">
                <text:p>0.1</text:p>
              </table:table-cell>
              <table:table-cell office:value-type="float" office:value="0.097">
                <text:p>0.097</text:p>
              </table:table-cell>
              <table:table-cell office:value-type="float" office:value="0.091">
                <text:p>0.091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97">
                <text:p>3.397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23">
                <text:p>0.123</text:p>
              </table:table-cell>
              <table:table-cell office:value-type="float" office:value="0.0911">
                <text:p>0.09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">
                <text:p>3.43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16">
                <text:p>0.116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2">
                <text:p>3.462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01">
                <text:p>0.101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95">
                <text:p>3.49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8">
                <text:p>0.088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27">
                <text:p>3.527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01">
                <text:p>0.101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">
                <text:p>3.5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3">
                <text:p>0.093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94">
                <text:p>3.59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1">
                <text:p>0.101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27">
                <text:p>3.62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6">
                <text:p>0.106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">
                <text:p>3.66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8">
                <text:p>0.088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02">
                <text:p>3.70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16">
                <text:p>0.11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5">
                <text:p>3.73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8">
                <text:p>0.108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7">
                <text:p>3.767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96">
                <text:p>0.096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6">
                <text:p>0.106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3">
                <text:p>3.83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3">
                <text:p>0.093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5">
                <text:p>3.86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1">
                <text:p>0.091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98">
                <text:p>3.898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74">
                <text:p>0.074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">
                <text:p>3.93</text:p>
              </table:table-cell>
              <table:table-cell office:value-type="float" office:value="0.1">
                <text:p>0.1</text:p>
              </table:table-cell>
              <table:table-cell office:value-type="float" office:value="0.096">
                <text:p>0.096</text:p>
              </table:table-cell>
              <table:table-cell office:value-type="float" office:value="0.091">
                <text:p>0.091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3">
                <text:p>3.963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06">
                <text:p>0.106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96">
                <text:p>3.99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3">
                <text:p>0.103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28">
                <text:p>4.02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2">
                <text:p>4.062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  <table:table-cell office:value-type="float" office:value="0.098">
                <text:p>0.09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95">
                <text:p>4.095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96">
                <text:p>0.09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28">
                <text:p>4.12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1">
                <text:p>0.071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059">
                <text:p>0.059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03">
                <text:p>4.203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076">
                <text:p>0.07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6">
                <text:p>4.236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78">
                <text:p>0.07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8">
                <text:p>4.268</text:p>
              </table:table-cell>
              <table:table-cell office:value-type="float" office:value="0">
                <text:p>0</text:p>
              </table:table-cell>
              <table:table-cell office:value-type="float" office:value="0.052">
                <text:p>0.052</text:p>
              </table:table-cell>
              <table:table-cell office:value-type="float" office:value="0.116">
                <text:p>0.116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01">
                <text:p>4.3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01">
                <text:p>0.101</text:p>
              </table:table-cell>
              <table:table-cell office:value-type="float" office:value="0.0632">
                <text:p>0.06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4">
                <text:p>4.334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4">
                <text:p>0.054</text:p>
              </table:table-cell>
              <table:table-cell office:value-type="float" office:value="0.0592">
                <text:p>0.05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6">
                <text:p>4.366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4">
                <text:p>0.0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399">
                <text:p>4.399</text:p>
              </table:table-cell>
              <table:table-cell office:value-type="float" office:value="0">
                <text:p>0</text:p>
              </table:table-cell>
              <table:table-cell office:value-type="float" office:value="0.047">
                <text:p>0.047</text:p>
              </table:table-cell>
              <table:table-cell office:value-type="float" office:value="0.029">
                <text:p>0.029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1">
                <text:p>4.431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1">
                <text:p>0.051</text:p>
              </table:table-cell>
              <table:table-cell office:value-type="float" office:value="0.0542">
                <text:p>0.05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4">
                <text:p>4.464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97">
                <text:p>4.497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9">
                <text:p>0.0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29">
                <text:p>4.529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56">
                <text:p>0.056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2">
                <text:p>4.562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39">
                <text:p>0.039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96">
                <text:p>4.596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25">
                <text:p>0.025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28">
                <text:p>4.628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35">
                <text:p>0.035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1">
                <text:p>4.661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29">
                <text:p>0.029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04">
                <text:p>4.704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7">
                <text:p>4.737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025">
                <text:p>0.02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9">
                <text:p>4.769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04">
                <text:p>0.0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02">
                <text:p>4.802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51">
                <text:p>0.051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4">
                <text:p>4.834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44">
                <text:p>0.044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7">
                <text:p>4.867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45">
                <text:p>0.045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44">
                <text:p>0.044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2">
                <text:p>4.93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5">
                <text:p>4.965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4">
                <text:p>0.04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97">
                <text:p>4.997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">
                <text:p>5.0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3">
                <text:p>5.06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96">
                <text:p>5.096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3">
                <text:p>0.03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3">
                <text:p>5.16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9">
                <text:p>0.029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96">
                <text:p>5.196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">
                <text:p>5.23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25">
                <text:p>0.025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73">
                <text:p>5.273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3">
                <text:p>0.03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06">
                <text:p>5.30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8">
                <text:p>5.3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71">
                <text:p>5.37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03">
                <text:p>5.403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25">
                <text:p>0.025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6">
                <text:p>5.43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25">
                <text:p>0.025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9">
                <text:p>5.469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01">
                <text:p>5.5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4">
                <text:p>5.53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7">
                <text:p>5.56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2">
                <text:p>5.63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5">
                <text:p>5.66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698">
                <text:p>5.69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1">
                <text:p>5.73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74">
                <text:p>5.77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06">
                <text:p>5.80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9">
                <text:p>5.83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72">
                <text:p>5.87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04">
                <text:p>5.90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7">
                <text:p>5.93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9">
                <text:p>5.96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002">
                <text:p>6.00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5">
                <text:p>6.0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7">
                <text:p>6.06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2">
                <text:p>6.13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5">
                <text:p>6.16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199">
                <text:p>6.19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2">
                <text:p>6.23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5">
                <text:p>6.26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07">
                <text:p>6.30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4">
                <text:p>6.3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72">
                <text:p>6.37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05">
                <text:p>6.40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7">
                <text:p>6.43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7">
                <text:p>6.4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03">
                <text:p>6.50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5">
                <text:p>6.5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9">
                <text:p>6.56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01">
                <text:p>6.60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4">
                <text:p>6.63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">
                <text:p>6.66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99">
                <text:p>6.69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42">
                <text:p>6.74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74">
                <text:p>6.77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07">
                <text:p>6.80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9">
                <text:p>6.83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72">
                <text:p>6.87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04">
                <text:p>6.90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7">
                <text:p>6.93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7">
                <text:p>6.9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002">
                <text:p>7.00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5">
                <text:p>7.0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7">
                <text:p>7.06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01">
                <text:p>7.10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43">
                <text:p>7.14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7">
                <text:p>7.16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1">
                <text:p>7.2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42">
                <text:p>7.24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75">
                <text:p>7.27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08">
                <text:p>7.30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4">
                <text:p>7.3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73">
                <text:p>7.37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05">
                <text:p>7.40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8">
                <text:p>7.43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7">
                <text:p>7.4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03">
                <text:p>7.50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5">
                <text:p>7.5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9">
                <text:p>7.56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02">
                <text:p>7.60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5">
                <text:p>7.6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8">
                <text:p>7.66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01">
                <text:p>7.70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5">
                <text:p>7.7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8">
                <text:p>7.76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11">
                <text:p>7.8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43">
                <text:p>7.84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76">
                <text:p>7.87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08">
                <text:p>7.90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41">
                <text:p>7.94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74">
                <text:p>7.97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006">
                <text:p>8.00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41">
                <text:p>8.04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74">
                <text:p>8.074</text:p>
              </table:table-cell>
              <table:table-cell office:value-type="float" office:value="0.1">
                <text:p>0.1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07">
                <text:p>8.107</text:p>
              </table:table-cell>
              <table:table-cell office:value-type="float" office:value="0.1">
                <text:p>0.1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9">
                <text:p>8.139</text:p>
              </table:table-cell>
              <table:table-cell office:value-type="float" office:value="0.1">
                <text:p>0.1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72">
                <text:p>8.172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29">
                <text:p>0.029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04">
                <text:p>8.204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56">
                <text:p>0.05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7">
                <text:p>8.237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054">
                <text:p>0.054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7">
                <text:p>8.27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12">
                <text:p>8.312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61">
                <text:p>0.061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45">
                <text:p>8.345</text:p>
              </table:table-cell>
              <table:table-cell office:value-type="float" office:value="0.1">
                <text:p>0.1</text:p>
              </table:table-cell>
              <table:table-cell office:value-type="float" office:value="0.045">
                <text:p>0.045</text:p>
              </table:table-cell>
              <table:table-cell office:value-type="float" office:value="0.064">
                <text:p>0.064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77">
                <text:p>8.377</text:p>
              </table:table-cell>
              <table:table-cell office:value-type="float" office:value="0.1">
                <text:p>0.1</text:p>
              </table:table-cell>
              <table:table-cell office:value-type="float" office:value="0.045">
                <text:p>0.045</text:p>
              </table:table-cell>
              <table:table-cell office:value-type="float" office:value="0.066">
                <text:p>0.066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1">
                <text:p>8.41</text:p>
              </table:table-cell>
              <table:table-cell office:value-type="float" office:value="0.1">
                <text:p>0.1</text:p>
              </table:table-cell>
              <table:table-cell office:value-type="float" office:value="0.046">
                <text:p>0.046</text:p>
              </table:table-cell>
              <table:table-cell office:value-type="float" office:value="0.02">
                <text:p>0.02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43">
                <text:p>8.443</text:p>
              </table:table-cell>
              <table:table-cell office:value-type="float" office:value="0.1">
                <text:p>0.1</text:p>
              </table:table-cell>
              <table:table-cell office:value-type="float" office:value="0.059">
                <text:p>0.059</text:p>
              </table:table-cell>
              <table:table-cell office:value-type="float" office:value="0.056">
                <text:p>0.056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75">
                <text:p>8.475</text:p>
              </table:table-cell>
              <table:table-cell office:value-type="float" office:value="0.1">
                <text:p>0.1</text:p>
              </table:table-cell>
              <table:table-cell office:value-type="float" office:value="0.053">
                <text:p>0.053</text:p>
              </table:table-cell>
              <table:table-cell office:value-type="float" office:value="0.061">
                <text:p>0.061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08">
                <text:p>8.508</text:p>
              </table:table-cell>
              <table:table-cell office:value-type="float" office:value="0.1">
                <text:p>0.1</text:p>
              </table:table-cell>
              <table:table-cell office:value-type="float" office:value="0.054">
                <text:p>0.054</text:p>
              </table:table-cell>
              <table:table-cell office:value-type="float" office:value="0.064">
                <text:p>0.064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4">
                <text:p>8.54</text:p>
              </table:table-cell>
              <table:table-cell office:value-type="float" office:value="0.1">
                <text:p>0.1</text:p>
              </table:table-cell>
              <table:table-cell office:value-type="float" office:value="0.054">
                <text:p>0.054</text:p>
              </table:table-cell>
              <table:table-cell office:value-type="float" office:value="0.066">
                <text:p>0.066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74">
                <text:p>8.574</text:p>
              </table:table-cell>
              <table:table-cell office:value-type="float" office:value="0.1">
                <text:p>0.1</text:p>
              </table:table-cell>
              <table:table-cell office:value-type="float" office:value="0.056">
                <text:p>0.056</text:p>
              </table:table-cell>
              <table:table-cell office:value-type="float" office:value="0.074">
                <text:p>0.074</text:p>
              </table:table-cell>
              <table:table-cell office:value-type="float" office:value="0.0487">
                <text:p>0.04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07">
                <text:p>8.607</text:p>
              </table:table-cell>
              <table:table-cell office:value-type="float" office:value="0.1">
                <text:p>0.1</text:p>
              </table:table-cell>
              <table:table-cell office:value-type="float" office:value="0.055">
                <text:p>0.055</text:p>
              </table:table-cell>
              <table:table-cell office:value-type="float" office:value="0.066">
                <text:p>0.066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9">
                <text:p>8.639</text:p>
              </table:table-cell>
              <table:table-cell office:value-type="float" office:value="0.1">
                <text:p>0.1</text:p>
              </table:table-cell>
              <table:table-cell office:value-type="float" office:value="0.058">
                <text:p>0.058</text:p>
              </table:table-cell>
              <table:table-cell office:value-type="float" office:value="0.061">
                <text:p>0.061</text:p>
              </table:table-cell>
              <table:table-cell office:value-type="float" office:value="0.0511">
                <text:p>0.05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72">
                <text:p>8.672</text:p>
              </table:table-cell>
              <table:table-cell office:value-type="float" office:value="0.1">
                <text:p>0.1</text:p>
              </table:table-cell>
              <table:table-cell office:value-type="float" office:value="0.061">
                <text:p>0.061</text:p>
              </table:table-cell>
              <table:table-cell office:value-type="float" office:value="0.059">
                <text:p>0.059</text:p>
              </table:table-cell>
              <table:table-cell office:value-type="float" office:value="0.0527">
                <text:p>0.05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04">
                <text:p>8.704</text:p>
              </table:table-cell>
              <table:table-cell office:value-type="float" office:value="0.1">
                <text:p>0.1</text:p>
              </table:table-cell>
              <table:table-cell office:value-type="float" office:value="0.062">
                <text:p>0.062</text:p>
              </table:table-cell>
              <table:table-cell office:value-type="float" office:value="0.056">
                <text:p>0.056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7">
                <text:p>8.737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54">
                <text:p>0.054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71">
                <text:p>8.771</text:p>
              </table:table-cell>
              <table:table-cell office:value-type="float" office:value="0.1">
                <text:p>0.1</text:p>
              </table:table-cell>
              <table:table-cell office:value-type="float" office:value="0.067">
                <text:p>0.067</text:p>
              </table:table-cell>
              <table:table-cell office:value-type="float" office:value="0.081">
                <text:p>0.081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04">
                <text:p>8.804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86">
                <text:p>0.086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7">
                <text:p>8.837</text:p>
              </table:table-cell>
              <table:table-cell office:value-type="float" office:value="0.1">
                <text:p>0.1</text:p>
              </table:table-cell>
              <table:table-cell office:value-type="float" office:value="0.062">
                <text:p>0.062</text:p>
              </table:table-cell>
              <table:table-cell office:value-type="float" office:value="0.083">
                <text:p>0.083</text:p>
              </table:table-cell>
              <table:table-cell office:value-type="float" office:value="0.0593">
                <text:p>0.05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7">
                <text:p>8.87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81">
                <text:p>0.081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12">
                <text:p>8.912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69">
                <text:p>0.069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45">
                <text:p>8.945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76">
                <text:p>0.076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77">
                <text:p>8.977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86">
                <text:p>0.086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01">
                <text:p>9.01</text:p>
              </table:table-cell>
              <table:table-cell office:value-type="float" office:value="0.1">
                <text:p>0.1</text:p>
              </table:table-cell>
              <table:table-cell office:value-type="float" office:value="0.066">
                <text:p>0.066</text:p>
              </table:table-cell>
              <table:table-cell office:value-type="float" office:value="0.074">
                <text:p>0.074</text:p>
              </table:table-cell>
              <table:table-cell office:value-type="float" office:value="0.0635">
                <text:p>0.06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43">
                <text:p>9.043</text:p>
              </table:table-cell>
              <table:table-cell office:value-type="float" office:value="0.1">
                <text:p>0.1</text:p>
              </table:table-cell>
              <table:table-cell office:value-type="float" office:value="0.069">
                <text:p>0.069</text:p>
              </table:table-cell>
              <table:table-cell office:value-type="float" office:value="0.076">
                <text:p>0.076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75">
                <text:p>9.075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69">
                <text:p>0.069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08">
                <text:p>9.108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81">
                <text:p>0.081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41">
                <text:p>9.141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86">
                <text:p>0.086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73">
                <text:p>9.173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98">
                <text:p>0.09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06">
                <text:p>9.206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91">
                <text:p>0.09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8">
                <text:p>9.238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78">
                <text:p>0.078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71">
                <text:p>9.271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56">
                <text:p>0.056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04">
                <text:p>9.304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76">
                <text:p>0.07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47">
                <text:p>9.347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83">
                <text:p>0.08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79">
                <text:p>9.379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76">
                <text:p>0.076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12">
                <text:p>9.412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8">
                <text:p>0.078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45">
                <text:p>9.445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66">
                <text:p>0.066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77">
                <text:p>9.47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1">
                <text:p>0.091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1">
                <text:p>9.51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93">
                <text:p>0.093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43">
                <text:p>9.543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96">
                <text:p>0.096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76">
                <text:p>9.576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09">
                <text:p>9.609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41">
                <text:p>9.64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74">
                <text:p>9.674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3">
                <text:p>0.093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06">
                <text:p>9.70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76">
                <text:p>0.076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9">
                <text:p>9.739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83">
                <text:p>0.083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72">
                <text:p>9.772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1">
                <text:p>0.091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06">
                <text:p>9.806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16">
                <text:p>0.116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9">
                <text:p>9.839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93">
                <text:p>0.093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73">
                <text:p>9.873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76">
                <text:p>0.076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05">
                <text:p>9.905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3">
                <text:p>0.093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9">
                <text:p>9.939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86">
                <text:p>0.086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73">
                <text:p>9.973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96">
                <text:p>0.096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06">
                <text:p>10.006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3">
                <text:p>0.093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4">
                <text:p>10.04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76">
                <text:p>0.076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73">
                <text:p>10.073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4">
                <text:p>0.074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06">
                <text:p>10.10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1">
                <text:p>0.091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4">
                <text:p>10.14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11">
                <text:p>0.111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82">
                <text:p>10.182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03">
                <text:p>0.103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07">
                <text:p>10.20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6">
                <text:p>0.096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39">
                <text:p>10.23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3">
                <text:p>0.093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72">
                <text:p>10.272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6">
                <text:p>0.096</text:p>
              </table:table-cell>
              <table:table-cell office:value-type="float" office:value="0.0847">
                <text:p>0.08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15">
                <text:p>10.315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1">
                <text:p>0.091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48">
                <text:p>10.348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93">
                <text:p>0.093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8">
                <text:p>10.38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1">
                <text:p>0.101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13">
                <text:p>10.413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32">
                <text:p>0.132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46">
                <text:p>10.446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131">
                <text:p>0.131</text:p>
              </table:table-cell>
              <table:table-cell office:value-type="float" office:value="0.0841">
                <text:p>0.08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78">
                <text:p>10.478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66">
                <text:p>0.066</text:p>
              </table:table-cell>
              <table:table-cell office:value-type="float" office:value="0.0829">
                <text:p>0.08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11">
                <text:p>10.511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78">
                <text:p>0.078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44">
                <text:p>10.54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1">
                <text:p>0.091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77">
                <text:p>10.577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3">
                <text:p>0.103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1">
                <text:p>10.61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101">
                <text:p>0.101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42">
                <text:p>10.642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71">
                <text:p>0.071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75">
                <text:p>10.675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64">
                <text:p>0.064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07">
                <text:p>10.707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101">
                <text:p>0.10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41">
                <text:p>10.741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18">
                <text:p>0.11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74">
                <text:p>10.774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06">
                <text:p>0.106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8">
                <text:p>10.808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1">
                <text:p>0.09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41">
                <text:p>10.841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875">
                <text:p>10.875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6">
                <text:p>0.096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8">
                <text:p>10.908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4">
                <text:p>0.074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41">
                <text:p>10.941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096">
                <text:p>0.096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75">
                <text:p>10.97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1">
                <text:p>0.101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08">
                <text:p>11.008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8">
                <text:p>0.098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42">
                <text:p>11.042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1">
                <text:p>0.101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075">
                <text:p>11.07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8">
                <text:p>11.10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1">
                <text:p>0.09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42">
                <text:p>11.142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6">
                <text:p>0.106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75">
                <text:p>11.175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8">
                <text:p>0.098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09">
                <text:p>11.209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6">
                <text:p>0.096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41">
                <text:p>11.24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4">
                <text:p>0.064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84">
                <text:p>11.284</text:p>
              </table:table-cell>
              <table:table-cell office:value-type="float" office:value="0.1">
                <text:p>0.1</text:p>
              </table:table-cell>
              <table:table-cell office:value-type="float" office:value="0.098">
                <text:p>0.098</text:p>
              </table:table-cell>
              <table:table-cell office:value-type="float" office:value="0.096">
                <text:p>0.096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17">
                <text:p>11.317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11">
                <text:p>0.11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49">
                <text:p>11.349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8">
                <text:p>0.098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82">
                <text:p>11.382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6">
                <text:p>0.106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14">
                <text:p>11.41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47">
                <text:p>11.447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6">
                <text:p>0.096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8">
                <text:p>11.48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6">
                <text:p>0.096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12">
                <text:p>11.51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45">
                <text:p>11.545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6">
                <text:p>0.10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78">
                <text:p>11.57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13">
                <text:p>0.113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11">
                <text:p>11.611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6">
                <text:p>0.10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43">
                <text:p>11.643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76">
                <text:p>11.676</text:p>
              </table:table-cell>
              <table:table-cell office:value-type="float" office:value="0.1">
                <text:p>0.1</text:p>
              </table:table-cell>
              <table:table-cell office:value-type="float" office:value="0.097">
                <text:p>0.097</text:p>
              </table:table-cell>
              <table:table-cell office:value-type="float" office:value="0.083">
                <text:p>0.083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9">
                <text:p>11.709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96">
                <text:p>0.096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52">
                <text:p>11.752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08">
                <text:p>0.10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85">
                <text:p>11.78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1">
                <text:p>0.101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17">
                <text:p>11.817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76">
                <text:p>0.076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5">
                <text:p>11.85</text:p>
              </table:table-cell>
              <table:table-cell office:value-type="float" office:value="0.1">
                <text:p>0.1</text:p>
              </table:table-cell>
              <table:table-cell office:value-type="float" office:value="0.098">
                <text:p>0.098</text:p>
              </table:table-cell>
              <table:table-cell office:value-type="float" office:value="0.113">
                <text:p>0.113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882">
                <text:p>11.882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21">
                <text:p>0.121</text:p>
              </table:table-cell>
              <table:table-cell office:value-type="float" office:value="0.0919">
                <text:p>0.09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15">
                <text:p>11.91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13">
                <text:p>0.113</text:p>
              </table:table-cell>
              <table:table-cell office:value-type="float" office:value="0.0911">
                <text:p>0.09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48">
                <text:p>11.948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1">
                <text:p>0.101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8">
                <text:p>11.98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13">
                <text:p>12.013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45">
                <text:p>12.045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79">
                <text:p>12.079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  <table:table-cell office:value-type="float" office:value="0.103">
                <text:p>0.103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12">
                <text:p>12.112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111">
                <text:p>0.111</text:p>
              </table:table-cell>
              <table:table-cell office:value-type="float" office:value="0.0827">
                <text:p>0.08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45">
                <text:p>12.145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91">
                <text:p>0.091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177">
                <text:p>12.177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  <table:table-cell office:value-type="float" office:value="0.039">
                <text:p>0.039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11">
                <text:p>12.211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76">
                <text:p>0.076</text:p>
              </table:table-cell>
              <table:table-cell office:value-type="float" office:value="0.0731">
                <text:p>0.07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44">
                <text:p>12.24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78">
                <text:p>0.078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277">
                <text:p>12.277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076">
                <text:p>0.076</text:p>
              </table:table-cell>
              <table:table-cell office:value-type="float" office:value="0.0669">
                <text:p>0.06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11">
                <text:p>12.311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71">
                <text:p>0.071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44">
                <text:p>12.344</text:p>
              </table:table-cell>
              <table:table-cell office:value-type="float" office:value="0">
                <text:p>0</text:p>
              </table:table-cell>
              <table:table-cell office:value-type="float" office:value="0.047">
                <text:p>0.047</text:p>
              </table:table-cell>
              <table:table-cell office:value-type="float" office:value="0.069">
                <text:p>0.069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78">
                <text:p>12.378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61">
                <text:p>0.061</text:p>
              </table:table-cell>
              <table:table-cell office:value-type="float" office:value="0.0583">
                <text:p>0.05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2">
                <text:p>12.42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44">
                <text:p>0.044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44">
                <text:p>12.444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51">
                <text:p>0.051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478">
                <text:p>12.478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45">
                <text:p>0.045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1">
                <text:p>12.51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34">
                <text:p>0.034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44">
                <text:p>12.544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489">
                <text:p>0.04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78">
                <text:p>12.578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59">
                <text:p>0.059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11">
                <text:p>12.611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45">
                <text:p>12.645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56">
                <text:p>0.056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87">
                <text:p>12.687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39">
                <text:p>0.039</text:p>
              </table:table-cell>
              <table:table-cell office:value-type="float" office:value="0.0401">
                <text:p>0.04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11">
                <text:p>12.71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53">
                <text:p>12.753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34">
                <text:p>0.034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86">
                <text:p>12.786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18">
                <text:p>12.818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4">
                <text:p>0.04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51">
                <text:p>12.851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34">
                <text:p>0.034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83">
                <text:p>12.883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45">
                <text:p>0.045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16">
                <text:p>12.91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4">
                <text:p>0.034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49">
                <text:p>12.949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4">
                <text:p>0.04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981">
                <text:p>12.981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14">
                <text:p>13.014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47">
                <text:p>13.047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079">
                <text:p>13.079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12">
                <text:p>13.112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46">
                <text:p>13.146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3">
                <text:p>0.03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179">
                <text:p>13.179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25">
                <text:p>0.025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12">
                <text:p>13.212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46">
                <text:p>13.24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279">
                <text:p>13.27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13">
                <text:p>13.31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45">
                <text:p>13.34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388">
                <text:p>13.38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35">
                <text:p>0.035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21">
                <text:p>13.42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34">
                <text:p>0.03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53">
                <text:p>13.453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4">
                <text:p>0.0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486">
                <text:p>13.48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5">
                <text:p>0.01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19">
                <text:p>13.519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51">
                <text:p>13.551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585">
                <text:p>13.58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18">
                <text:p>13.618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5">
                <text:p>13.6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83">
                <text:p>13.683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15">
                <text:p>13.71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48">
                <text:p>13.74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81">
                <text:p>13.78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14">
                <text:p>13.814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56">
                <text:p>13.85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89">
                <text:p>13.889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22">
                <text:p>13.92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54">
                <text:p>13.954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87">
                <text:p>13.98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19">
                <text:p>14.019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52">
                <text:p>14.05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85">
                <text:p>14.08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17">
                <text:p>14.117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5">
                <text:p>14.1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83">
                <text:p>14.18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15">
                <text:p>14.2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48">
                <text:p>14.24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91">
                <text:p>14.29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15">
                <text:p>14.3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48">
                <text:p>14.34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81">
                <text:p>14.38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15">
                <text:p>14.4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47">
                <text:p>14.447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482">
                <text:p>14.4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15">
                <text:p>14.5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48">
                <text:p>14.54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582">
                <text:p>14.5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14">
                <text:p>14.614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57">
                <text:p>14.657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689">
                <text:p>14.689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22">
                <text:p>14.72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55">
                <text:p>14.75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787">
                <text:p>14.787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2">
                <text:p>14.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52">
                <text:p>14.85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885">
                <text:p>14.88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18">
                <text:p>14.91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5">
                <text:p>14.9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983">
                <text:p>14.983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15">
                <text:p>15.0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58">
                <text:p>15.05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09">
                <text:p>15.09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23">
                <text:p>15.123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56">
                <text:p>15.15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188">
                <text:p>15.18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21">
                <text:p>15.22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53">
                <text:p>15.253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286">
                <text:p>15.28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19">
                <text:p>15.31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">
                <text:p>0.01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51">
                <text:p>15.35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384">
                <text:p>15.38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16">
                <text:p>15.416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5">
                <text:p>15.45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484">
                <text:p>15.48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17">
                <text:p>15.517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5">
                <text:p>15.55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584">
                <text:p>15.58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17">
                <text:p>15.617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51">
                <text:p>15.65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84">
                <text:p>15.68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17">
                <text:p>15.71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51">
                <text:p>15.75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784">
                <text:p>15.78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17">
                <text:p>15.817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51">
                <text:p>15.85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894">
                <text:p>15.89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18">
                <text:p>15.918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5">
                <text:p>15.95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93">
                <text:p>15.993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26">
                <text:p>16.026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58">
                <text:p>16.058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92">
                <text:p>16.092</text:p>
              </table:table-cell>
              <table:table-cell office:value-type="float" office:value="0.1">
                <text:p>0.1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24">
                <text:p>16.124</text:p>
              </table:table-cell>
              <table:table-cell office:value-type="float" office:value="0.1">
                <text:p>0.1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57">
                <text:p>16.157</text:p>
              </table:table-cell>
              <table:table-cell office:value-type="float" office:value="0.1">
                <text:p>0.1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189">
                <text:p>16.189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22">
                <text:p>16.222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25">
                <text:p>0.025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55">
                <text:p>16.255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15">
                <text:p>0.015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87">
                <text:p>16.287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2">
                <text:p>16.32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4">
                <text:p>0.04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52">
                <text:p>16.352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49">
                <text:p>0.049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385">
                <text:p>16.385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61">
                <text:p>0.061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19">
                <text:p>16.419</text:p>
              </table:table-cell>
              <table:table-cell office:value-type="float" office:value="0.1">
                <text:p>0.1</text:p>
              </table:table-cell>
              <table:table-cell office:value-type="float" office:value="0.046">
                <text:p>0.046</text:p>
              </table:table-cell>
              <table:table-cell office:value-type="float" office:value="0.054">
                <text:p>0.054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61">
                <text:p>16.461</text:p>
              </table:table-cell>
              <table:table-cell office:value-type="float" office:value="0.1">
                <text:p>0.1</text:p>
              </table:table-cell>
              <table:table-cell office:value-type="float" office:value="0.049">
                <text:p>0.049</text:p>
              </table:table-cell>
              <table:table-cell office:value-type="float" office:value="0.051">
                <text:p>0.051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94">
                <text:p>16.494</text:p>
              </table:table-cell>
              <table:table-cell office:value-type="float" office:value="0.1">
                <text:p>0.1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26">
                <text:p>16.526</text:p>
              </table:table-cell>
              <table:table-cell office:value-type="float" office:value="0.1">
                <text:p>0.1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59">
                <text:p>16.559</text:p>
              </table:table-cell>
              <table:table-cell office:value-type="float" office:value="0.1">
                <text:p>0.1</text:p>
              </table:table-cell>
              <table:table-cell office:value-type="float" office:value="0.056">
                <text:p>0.056</text:p>
              </table:table-cell>
              <table:table-cell office:value-type="float" office:value="0.051">
                <text:p>0.05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93">
                <text:p>16.593</text:p>
              </table:table-cell>
              <table:table-cell office:value-type="float" office:value="0.1">
                <text:p>0.1</text:p>
              </table:table-cell>
              <table:table-cell office:value-type="float" office:value="0.058">
                <text:p>0.058</text:p>
              </table:table-cell>
              <table:table-cell office:value-type="float" office:value="0.049">
                <text:p>0.049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25">
                <text:p>16.625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81">
                <text:p>0.081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58">
                <text:p>16.658</text:p>
              </table:table-cell>
              <table:table-cell office:value-type="float" office:value="0.1">
                <text:p>0.1</text:p>
              </table:table-cell>
              <table:table-cell office:value-type="float" office:value="0.055">
                <text:p>0.055</text:p>
              </table:table-cell>
              <table:table-cell office:value-type="float" office:value="0.081">
                <text:p>0.08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9">
                <text:p>16.69</text:p>
              </table:table-cell>
              <table:table-cell office:value-type="float" office:value="0.1">
                <text:p>0.1</text:p>
              </table:table-cell>
              <table:table-cell office:value-type="float" office:value="0.056">
                <text:p>0.056</text:p>
              </table:table-cell>
              <table:table-cell office:value-type="float" office:value="0.074">
                <text:p>0.07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23">
                <text:p>16.723</text:p>
              </table:table-cell>
              <table:table-cell office:value-type="float" office:value="0.1">
                <text:p>0.1</text:p>
              </table:table-cell>
              <table:table-cell office:value-type="float" office:value="0.058">
                <text:p>0.058</text:p>
              </table:table-cell>
              <table:table-cell office:value-type="float" office:value="0.066">
                <text:p>0.066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55">
                <text:p>16.755</text:p>
              </table:table-cell>
              <table:table-cell office:value-type="float" office:value="0.1">
                <text:p>0.1</text:p>
              </table:table-cell>
              <table:table-cell office:value-type="float" office:value="0.061">
                <text:p>0.061</text:p>
              </table:table-cell>
              <table:table-cell office:value-type="float" office:value="0.059">
                <text:p>0.059</text:p>
              </table:table-cell>
              <table:table-cell office:value-type="float" office:value="0.0542">
                <text:p>0.05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788">
                <text:p>16.788</text:p>
              </table:table-cell>
              <table:table-cell office:value-type="float" office:value="0.1">
                <text:p>0.1</text:p>
              </table:table-cell>
              <table:table-cell office:value-type="float" office:value="0.064">
                <text:p>0.064</text:p>
              </table:table-cell>
              <table:table-cell office:value-type="float" office:value="0.066">
                <text:p>0.066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21">
                <text:p>16.821</text:p>
              </table:table-cell>
              <table:table-cell office:value-type="float" office:value="0.1">
                <text:p>0.1</text:p>
              </table:table-cell>
              <table:table-cell office:value-type="float" office:value="0.064">
                <text:p>0.064</text:p>
              </table:table-cell>
              <table:table-cell office:value-type="float" office:value="0.076">
                <text:p>0.076</text:p>
              </table:table-cell>
              <table:table-cell office:value-type="float" office:value="0.0572">
                <text:p>0.05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53">
                <text:p>16.853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74">
                <text:p>0.074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86">
                <text:p>16.886</text:p>
              </table:table-cell>
              <table:table-cell office:value-type="float" office:value="0.1">
                <text:p>0.1</text:p>
              </table:table-cell>
              <table:table-cell office:value-type="float" office:value="0.064">
                <text:p>0.064</text:p>
              </table:table-cell>
              <table:table-cell office:value-type="float" office:value="0.066">
                <text:p>0.066</text:p>
              </table:table-cell>
              <table:table-cell office:value-type="float" office:value="0.0592">
                <text:p>0.05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2">
                <text:p>16.92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64">
                <text:p>0.06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52">
                <text:p>16.952</text:p>
              </table:table-cell>
              <table:table-cell office:value-type="float" office:value="0.1">
                <text:p>0.1</text:p>
              </table:table-cell>
              <table:table-cell office:value-type="float" office:value="0.069">
                <text:p>0.069</text:p>
              </table:table-cell>
              <table:table-cell office:value-type="float" office:value="0.076">
                <text:p>0.076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95">
                <text:p>16.995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81">
                <text:p>0.08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28">
                <text:p>17.028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83">
                <text:p>0.083</text:p>
              </table:table-cell>
              <table:table-cell office:value-type="float" office:value="0.0638">
                <text:p>0.06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6">
                <text:p>17.06</text:p>
              </table:table-cell>
              <table:table-cell office:value-type="float" office:value="0.1">
                <text:p>0.1</text:p>
              </table:table-cell>
              <table:table-cell office:value-type="float" office:value="0.067">
                <text:p>0.067</text:p>
              </table:table-cell>
              <table:table-cell office:value-type="float" office:value="0.066">
                <text:p>0.066</text:p>
              </table:table-cell>
              <table:table-cell office:value-type="float" office:value="0.0644">
                <text:p>0.06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93">
                <text:p>17.093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8">
                <text:p>0.078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25">
                <text:p>17.125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86">
                <text:p>0.086</text:p>
              </table:table-cell>
              <table:table-cell office:value-type="float" office:value="0.0666">
                <text:p>0.06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58">
                <text:p>17.158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86">
                <text:p>0.086</text:p>
              </table:table-cell>
              <table:table-cell office:value-type="float" office:value="0.0672">
                <text:p>0.06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19">
                <text:p>17.19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88">
                <text:p>0.088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23">
                <text:p>17.223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86">
                <text:p>0.086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56">
                <text:p>17.256</text:p>
              </table:table-cell>
              <table:table-cell office:value-type="float" office:value="0.1">
                <text:p>0.1</text:p>
              </table:table-cell>
              <table:table-cell office:value-type="float" office:value="0.072">
                <text:p>0.072</text:p>
              </table:table-cell>
              <table:table-cell office:value-type="float" office:value="0.078">
                <text:p>0.078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288">
                <text:p>17.288</text:p>
              </table:table-cell>
              <table:table-cell office:value-type="float" office:value="0.1">
                <text:p>0.1</text:p>
              </table:table-cell>
              <table:table-cell office:value-type="float" office:value="0.074">
                <text:p>0.074</text:p>
              </table:table-cell>
              <table:table-cell office:value-type="float" office:value="0.076">
                <text:p>0.076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21">
                <text:p>17.321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71">
                <text:p>0.071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54">
                <text:p>17.354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718">
                <text:p>0.07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397">
                <text:p>17.397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101">
                <text:p>0.101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21">
                <text:p>17.421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98">
                <text:p>0.098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63">
                <text:p>17.463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91">
                <text:p>0.091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496">
                <text:p>17.496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086">
                <text:p>0.086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29">
                <text:p>17.529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88">
                <text:p>0.088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61">
                <text:p>17.561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91">
                <text:p>0.091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595">
                <text:p>17.595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83">
                <text:p>0.083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27">
                <text:p>17.627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81">
                <text:p>0.081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6">
                <text:p>17.6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1">
                <text:p>0.091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692">
                <text:p>17.692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118">
                <text:p>0.118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25">
                <text:p>17.725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141">
                <text:p>0.141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57">
                <text:p>17.757</text:p>
              </table:table-cell>
              <table:table-cell office:value-type="float" office:value="0.1">
                <text:p>0.1</text:p>
              </table:table-cell>
              <table:table-cell office:value-type="float" office:value="0.066">
                <text:p>0.066</text:p>
              </table:table-cell>
              <table:table-cell office:value-type="float" office:value="0.078">
                <text:p>0.078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9">
                <text:p>17.79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66">
                <text:p>0.066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22">
                <text:p>17.822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76">
                <text:p>0.076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55">
                <text:p>17.855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69">
                <text:p>0.069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88">
                <text:p>17.888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71">
                <text:p>0.071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21">
                <text:p>17.921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69">
                <text:p>0.069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55">
                <text:p>17.955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56">
                <text:p>0.056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88">
                <text:p>17.988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56">
                <text:p>0.056</text:p>
              </table:table-cell>
              <table:table-cell office:value-type="float" office:value="0.0823">
                <text:p>0.08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22">
                <text:p>18.022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8">
                <text:p>0.098</text:p>
              </table:table-cell>
              <table:table-cell office:value-type="float" office:value="0.0841">
                <text:p>0.08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64">
                <text:p>18.064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111">
                <text:p>0.111</text:p>
              </table:table-cell>
              <table:table-cell office:value-type="float" office:value="0.0841">
                <text:p>0.08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097">
                <text:p>18.097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8">
                <text:p>0.098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3">
                <text:p>18.13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96">
                <text:p>0.096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62">
                <text:p>18.162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86">
                <text:p>0.086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195">
                <text:p>18.19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8">
                <text:p>0.088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27">
                <text:p>18.227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1">
                <text:p>0.081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6">
                <text:p>18.2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8">
                <text:p>0.088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292">
                <text:p>18.292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6">
                <text:p>0.096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25">
                <text:p>18.32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57">
                <text:p>18.35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8">
                <text:p>0.098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39">
                <text:p>18.39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6">
                <text:p>0.106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23">
                <text:p>18.423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3">
                <text:p>0.093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456">
                <text:p>18.456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1">
                <text:p>0.101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489">
                <text:p>18.489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1">
                <text:p>0.101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23">
                <text:p>18.523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8">
                <text:p>0.088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65">
                <text:p>18.56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6">
                <text:p>0.086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59">
                <text:p>18.59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69">
                <text:p>0.069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22">
                <text:p>18.622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106">
                <text:p>0.10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55">
                <text:p>18.655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11">
                <text:p>0.111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698">
                <text:p>18.698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8">
                <text:p>0.098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3">
                <text:p>18.7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6">
                <text:p>0.106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63">
                <text:p>18.763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3">
                <text:p>0.103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95">
                <text:p>18.79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91">
                <text:p>0.09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28">
                <text:p>18.82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61">
                <text:p>18.86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8">
                <text:p>0.098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93">
                <text:p>18.893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11">
                <text:p>0.111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26">
                <text:p>18.926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37">
                <text:p>0.137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59">
                <text:p>18.959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1">
                <text:p>0.071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991">
                <text:p>18.991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096">
                <text:p>0.096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24">
                <text:p>19.02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057">
                <text:p>19.057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1">
                <text:p>0.101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091">
                <text:p>19.091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3">
                <text:p>0.093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24">
                <text:p>19.12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57">
                <text:p>19.157</text:p>
              </table:table-cell>
              <table:table-cell office:value-type="float" office:value="0.1">
                <text:p>0.1</text:p>
              </table:table-cell>
              <table:table-cell office:value-type="float" office:value="0.096">
                <text:p>0.096</text:p>
              </table:table-cell>
              <table:table-cell office:value-type="float" office:value="0.091">
                <text:p>0.091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191">
                <text:p>19.191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18">
                <text:p>0.11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24">
                <text:p>19.224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21">
                <text:p>0.121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57">
                <text:p>19.257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103">
                <text:p>0.103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291">
                <text:p>19.291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24">
                <text:p>19.324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6">
                <text:p>0.096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58">
                <text:p>19.35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3">
                <text:p>0.093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401">
                <text:p>19.40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6">
                <text:p>0.086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33">
                <text:p>19.433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3">
                <text:p>0.093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466">
                <text:p>19.466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16">
                <text:p>0.116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498">
                <text:p>19.498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36">
                <text:p>0.136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31">
                <text:p>19.53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8">
                <text:p>0.08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564">
                <text:p>19.56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71">
                <text:p>0.071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597">
                <text:p>19.597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83">
                <text:p>0.083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3">
                <text:p>19.63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1">
                <text:p>0.091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63">
                <text:p>19.663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6">
                <text:p>0.096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95">
                <text:p>19.695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78">
                <text:p>0.078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28">
                <text:p>19.728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76">
                <text:p>0.076</text:p>
              </table:table-cell>
              <table:table-cell office:value-type="float" office:value="0.0915">
                <text:p>0.09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61">
                <text:p>19.761</text:p>
              </table:table-cell>
              <table:table-cell office:value-type="float" office:value="0.1">
                <text:p>0.1</text:p>
              </table:table-cell>
              <table:table-cell office:value-type="float" office:value="0.097">
                <text:p>0.097</text:p>
              </table:table-cell>
              <table:table-cell office:value-type="float" office:value="0.108">
                <text:p>0.108</text:p>
              </table:table-cell>
              <table:table-cell office:value-type="float" office:value="0.0925">
                <text:p>0.09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93">
                <text:p>19.793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11">
                <text:p>0.111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26">
                <text:p>19.82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59">
                <text:p>19.859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3">
                <text:p>0.093</text:p>
              </table:table-cell>
              <table:table-cell office:value-type="float" office:value="0.0919">
                <text:p>0.09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91">
                <text:p>19.891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11">
                <text:p>0.111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34">
                <text:p>19.93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8">
                <text:p>0.088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67">
                <text:p>19.967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096">
                <text:p>0.096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999">
                <text:p>19.999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06">
                <text:p>0.106</text:p>
              </table:table-cell>
              <table:table-cell office:value-type="float" office:value="0.0923">
                <text:p>0.09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32">
                <text:p>20.032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3">
                <text:p>0.103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64">
                <text:p>20.06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31">
                <text:p>0.131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098">
                <text:p>20.098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93">
                <text:p>0.093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3">
                <text:p>20.13</text:p>
              </table:table-cell>
              <table:table-cell office:value-type="float" office:value="0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0.071">
                <text:p>0.071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63">
                <text:p>20.163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091">
                <text:p>0.0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195">
                <text:p>20.195</text:p>
              </table:table-cell>
              <table:table-cell office:value-type="float" office:value="0">
                <text:p>0</text:p>
              </table:table-cell>
              <table:table-cell office:value-type="float" office:value="0.058">
                <text:p>0.058</text:p>
              </table:table-cell>
              <table:table-cell office:value-type="float" office:value="0.064">
                <text:p>0.064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28">
                <text:p>20.228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261">
                <text:p>20.261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  <table:table-cell office:value-type="float" office:value="0.074">
                <text:p>0.074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293">
                <text:p>20.293</text:p>
              </table:table-cell>
              <table:table-cell office:value-type="float" office:value="0">
                <text:p>0</text:p>
              </table:table-cell>
              <table:table-cell office:value-type="float" office:value="0.053">
                <text:p>0.053</text:p>
              </table:table-cell>
              <table:table-cell office:value-type="float" office:value="0.061">
                <text:p>0.061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26">
                <text:p>20.326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51">
                <text:p>0.05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36">
                <text:p>20.36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392">
                <text:p>20.392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76">
                <text:p>0.076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35">
                <text:p>20.435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69">
                <text:p>0.069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468">
                <text:p>20.468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76">
                <text:p>0.076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61">
                <text:p>0.061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33">
                <text:p>20.533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49">
                <text:p>0.049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65">
                <text:p>20.565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51">
                <text:p>0.051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599">
                <text:p>20.599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32">
                <text:p>20.632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51">
                <text:p>0.051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64">
                <text:p>20.664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697">
                <text:p>20.69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9">
                <text:p>0.04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29">
                <text:p>20.729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4">
                <text:p>0.04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62">
                <text:p>20.762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39">
                <text:p>0.039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94">
                <text:p>20.794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27">
                <text:p>20.827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4">
                <text:p>0.04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61">
                <text:p>20.861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94">
                <text:p>20.894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4">
                <text:p>0.04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37">
                <text:p>20.937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44">
                <text:p>0.04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61">
                <text:p>20.961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4">
                <text:p>0.04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94">
                <text:p>20.994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51">
                <text:p>0.051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36">
                <text:p>21.036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49">
                <text:p>0.049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69">
                <text:p>21.069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102">
                <text:p>21.1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34">
                <text:p>21.13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67">
                <text:p>21.167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3">
                <text:p>0.03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99">
                <text:p>21.199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39">
                <text:p>0.0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32">
                <text:p>21.23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3">
                <text:p>0.03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64">
                <text:p>21.2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9">
                <text:p>0.029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97">
                <text:p>21.297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3">
                <text:p>21.3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3">
                <text:p>0.0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362">
                <text:p>21.36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25">
                <text:p>0.025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395">
                <text:p>21.39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3">
                <text:p>0.03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28">
                <text:p>21.42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462">
                <text:p>21.46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495">
                <text:p>21.49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29">
                <text:p>21.52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62">
                <text:p>21.56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596">
                <text:p>21.59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29">
                <text:p>21.62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672">
                <text:p>21.6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704">
                <text:p>21.7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37">
                <text:p>21.7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769">
                <text:p>21.7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802">
                <text:p>21.8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34">
                <text:p>21.83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867">
                <text:p>21.8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32">
                <text:p>21.93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65">
                <text:p>21.9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998">
                <text:p>21.9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3">
                <text:p>22.0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63">
                <text:p>22.06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106">
                <text:p>22.10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29">
                <text:p>22.12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72">
                <text:p>22.1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204">
                <text:p>22.2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37">
                <text:p>22.2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69">
                <text:p>22.2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302">
                <text:p>22.3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35">
                <text:p>22.33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67">
                <text:p>22.3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33">
                <text:p>22.4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465">
                <text:p>22.4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98">
                <text:p>22.4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3">
                <text:p>22.5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565">
                <text:p>22.5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98">
                <text:p>22.5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31">
                <text:p>22.63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664">
                <text:p>22.6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697">
                <text:p>22.69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31">
                <text:p>22.73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764">
                <text:p>22.7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797">
                <text:p>22.79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4">
                <text:p>22.8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872">
                <text:p>22.8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905">
                <text:p>22.90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38">
                <text:p>22.9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97">
                <text:p>22.9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.003">
                <text:p>23.00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36">
                <text:p>23.03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068">
                <text:p>23.06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101">
                <text:p>23.1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33">
                <text:p>23.1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166">
                <text:p>23.1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198">
                <text:p>23.1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32">
                <text:p>23.23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275">
                <text:p>23.2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307">
                <text:p>23.30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4">
                <text:p>23.3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373">
                <text:p>23.37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405">
                <text:p>23.40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38">
                <text:p>23.4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47">
                <text:p>23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503">
                <text:p>23.50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36">
                <text:p>23.53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569">
                <text:p>23.5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602">
                <text:p>23.6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35">
                <text:p>23.63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667">
                <text:p>23.6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7">
                <text:p>23.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33">
                <text:p>23.7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766">
                <text:p>23.7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799">
                <text:p>23.79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33">
                <text:p>23.8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866">
                <text:p>23.8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9">
                <text:p>23.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33">
                <text:p>23.9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967">
                <text:p>23.9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43">
                <text:p>24.04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067">
                <text:p>24.0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101">
                <text:p>24.101</text:p>
              </table:table-cell>
              <table:table-cell office:value-type="float" office:value="0.1">
                <text:p>0.1</text:p>
              </table:table-cell>
              <table:table-cell office:value-type="float" office:value="0.034">
                <text:p>0.034</text:p>
              </table:table-cell>
              <table:table-cell office:value-type="float" office:value="0">
                <text:p>0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33">
                <text:p>24.133</text:p>
              </table:table-cell>
              <table:table-cell office:value-type="float" office:value="0.1">
                <text:p>0.1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167">
                <text:p>24.167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05">
                <text:p>0.005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21">
                <text:p>24.21</text:p>
              </table:table-cell>
              <table:table-cell office:value-type="float" office:value="0.1">
                <text:p>0.1</text:p>
              </table:table-cell>
              <table:table-cell office:value-type="float" office:value="0.045">
                <text:p>0.045</text:p>
              </table:table-cell>
              <table:table-cell office:value-type="float" office:value="0.059">
                <text:p>0.059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34">
                <text:p>24.234</text:p>
              </table:table-cell>
              <table:table-cell office:value-type="float" office:value="0.1">
                <text:p>0.1</text:p>
              </table:table-cell>
              <table:table-cell office:value-type="float" office:value="0.035">
                <text:p>0.035</text:p>
              </table:table-cell>
              <table:table-cell office:value-type="float" office:value="0.066">
                <text:p>0.06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277">
                <text:p>24.277</text:p>
              </table:table-cell>
              <table:table-cell office:value-type="float" office:value="0.1">
                <text:p>0.1</text:p>
              </table:table-cell>
              <table:table-cell office:value-type="float" office:value="0.036">
                <text:p>0.036</text:p>
              </table:table-cell>
              <table:table-cell office:value-type="float" office:value="0.054">
                <text:p>0.054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309">
                <text:p>24.309</text:p>
              </table:table-cell>
              <table:table-cell office:value-type="float" office:value="0.1">
                <text:p>0.1</text:p>
              </table:table-cell>
              <table:table-cell office:value-type="float" office:value="0.039">
                <text:p>0.039</text:p>
              </table:table-cell>
              <table:table-cell office:value-type="float" office:value="0.045">
                <text:p>0.045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42">
                <text:p>24.342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35">
                <text:p>0.035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374">
                <text:p>24.374</text:p>
              </table:table-cell>
              <table:table-cell office:value-type="float" office:value="0.1">
                <text:p>0.1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407">
                <text:p>24.407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51">
                <text:p>0.051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39">
                <text:p>24.439</text:p>
              </table:table-cell>
              <table:table-cell office:value-type="float" office:value="0.1">
                <text:p>0.1</text:p>
              </table:table-cell>
              <table:table-cell office:value-type="float" office:value="0.049">
                <text:p>0.049</text:p>
              </table:table-cell>
              <table:table-cell office:value-type="float" office:value="0.044">
                <text:p>0.044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472">
                <text:p>24.472</text:p>
              </table:table-cell>
              <table:table-cell office:value-type="float" office:value="0.1">
                <text:p>0.1</text:p>
              </table:table-cell>
              <table:table-cell office:value-type="float" office:value="0.052">
                <text:p>0.052</text:p>
              </table:table-cell>
              <table:table-cell office:value-type="float" office:value="0.061">
                <text:p>0.061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504">
                <text:p>24.504</text:p>
              </table:table-cell>
              <table:table-cell office:value-type="float" office:value="0.1">
                <text:p>0.1</text:p>
              </table:table-cell>
              <table:table-cell office:value-type="float" office:value="0.051">
                <text:p>0.051</text:p>
              </table:table-cell>
              <table:table-cell office:value-type="float" office:value="0.066">
                <text:p>0.066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37">
                <text:p>24.537</text:p>
              </table:table-cell>
              <table:table-cell office:value-type="float" office:value="0.1">
                <text:p>0.1</text:p>
              </table:table-cell>
              <table:table-cell office:value-type="float" office:value="0.051">
                <text:p>0.051</text:p>
              </table:table-cell>
              <table:table-cell office:value-type="float" office:value="0.064">
                <text:p>0.064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57">
                <text:p>24.57</text:p>
              </table:table-cell>
              <table:table-cell office:value-type="float" office:value="0.1">
                <text:p>0.1</text:p>
              </table:table-cell>
              <table:table-cell office:value-type="float" office:value="0.053">
                <text:p>0.053</text:p>
              </table:table-cell>
              <table:table-cell office:value-type="float" office:value="0.061">
                <text:p>0.061</text:p>
              </table:table-cell>
              <table:table-cell office:value-type="float" office:value="0.0457">
                <text:p>0.04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603">
                <text:p>24.603</text:p>
              </table:table-cell>
              <table:table-cell office:value-type="float" office:value="0.1">
                <text:p>0.1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36">
                <text:p>24.636</text:p>
              </table:table-cell>
              <table:table-cell office:value-type="float" office:value="0.1">
                <text:p>0.1</text:p>
              </table:table-cell>
              <table:table-cell office:value-type="float" office:value="0.057">
                <text:p>0.057</text:p>
              </table:table-cell>
              <table:table-cell office:value-type="float" office:value="0.056">
                <text:p>0.056</text:p>
              </table:table-cell>
              <table:table-cell office:value-type="float" office:value="0.0489">
                <text:p>0.04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668">
                <text:p>24.668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61">
                <text:p>0.061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701">
                <text:p>24.70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69">
                <text:p>0.069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35">
                <text:p>24.735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71">
                <text:p>0.071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768">
                <text:p>24.768</text:p>
              </table:table-cell>
              <table:table-cell office:value-type="float" office:value="0.1">
                <text:p>0.1</text:p>
              </table:table-cell>
              <table:table-cell office:value-type="float" office:value="0.061">
                <text:p>0.061</text:p>
              </table:table-cell>
              <table:table-cell office:value-type="float" office:value="0.064">
                <text:p>0.064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801">
                <text:p>24.801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35">
                <text:p>24.835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71">
                <text:p>0.071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869">
                <text:p>24.869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74">
                <text:p>0.074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902">
                <text:p>24.902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111">
                <text:p>0.111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35">
                <text:p>24.935</text:p>
              </table:table-cell>
              <table:table-cell office:value-type="float" office:value="0.1">
                <text:p>0.1</text:p>
              </table:table-cell>
              <table:table-cell office:value-type="float" office:value="0.057">
                <text:p>0.057</text:p>
              </table:table-cell>
              <table:table-cell office:value-type="float" office:value="0.078">
                <text:p>0.078</text:p>
              </table:table-cell>
              <table:table-cell office:value-type="float" office:value="0.0593">
                <text:p>0.05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977">
                <text:p>24.977</text:p>
              </table:table-cell>
              <table:table-cell office:value-type="float" office:value="0.1">
                <text:p>0.1</text:p>
              </table:table-cell>
              <table:table-cell office:value-type="float" office:value="0.064">
                <text:p>0.064</text:p>
              </table:table-cell>
              <table:table-cell office:value-type="float" office:value="0.071">
                <text:p>0.071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.01">
                <text:p>25.01</text:p>
              </table:table-cell>
              <table:table-cell office:value-type="float" office:value="0.1">
                <text:p>0.1</text:p>
              </table:table-cell>
              <table:table-cell office:value-type="float" office:value="0.067">
                <text:p>0.067</text:p>
              </table:table-cell>
              <table:table-cell office:value-type="float" office:value="0.051">
                <text:p>0.051</text:p>
              </table:table-cell>
              <table:table-cell office:value-type="float" office:value="0.0613">
                <text:p>0.06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42">
                <text:p>25.04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59">
                <text:p>0.059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075">
                <text:p>25.075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6">
                <text:p>0.076</text:p>
              </table:table-cell>
              <table:table-cell office:value-type="float" office:value="0.0649">
                <text:p>0.06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108">
                <text:p>25.108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69">
                <text:p>0.069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4">
                <text:p>25.14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6">
                <text:p>0.076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173">
                <text:p>25.173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6">
                <text:p>0.076</text:p>
              </table:table-cell>
              <table:table-cell office:value-type="float" office:value="0.0681">
                <text:p>0.068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206">
                <text:p>25.206</text:p>
              </table:table-cell>
              <table:table-cell office:value-type="float" office:value="0.1">
                <text:p>0.1</text:p>
              </table:table-cell>
              <table:table-cell office:value-type="float" office:value="0.074">
                <text:p>0.074</text:p>
              </table:table-cell>
              <table:table-cell office:value-type="float" office:value="0.064">
                <text:p>0.064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38">
                <text:p>25.238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51">
                <text:p>0.051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271">
                <text:p>25.271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88">
                <text:p>0.088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303">
                <text:p>25.303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101">
                <text:p>0.101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36">
                <text:p>25.336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101">
                <text:p>0.101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369">
                <text:p>25.369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4">
                <text:p>0.074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412">
                <text:p>25.412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6">
                <text:p>0.076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44">
                <text:p>25.444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78">
                <text:p>0.078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76">
                <text:p>25.47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1">
                <text:p>0.091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509">
                <text:p>25.509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81">
                <text:p>0.081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41">
                <text:p>25.54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78">
                <text:p>0.078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575">
                <text:p>25.575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6">
                <text:p>0.096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608">
                <text:p>25.608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8">
                <text:p>0.078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4">
                <text:p>25.64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1">
                <text:p>0.091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673">
                <text:p>25.673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96">
                <text:p>0.09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706">
                <text:p>25.70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3">
                <text:p>0.093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38">
                <text:p>25.738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6">
                <text:p>0.096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771">
                <text:p>25.77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93">
                <text:p>0.093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803">
                <text:p>25.803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101">
                <text:p>0.101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37">
                <text:p>25.837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86">
                <text:p>0.086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87">
                <text:p>25.8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59">
                <text:p>0.059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903">
                <text:p>25.903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37">
                <text:p>25.93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08">
                <text:p>0.108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97">
                <text:p>25.97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11">
                <text:p>0.111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.004">
                <text:p>26.004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96">
                <text:p>0.096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38">
                <text:p>26.038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3">
                <text:p>0.093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071">
                <text:p>26.071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6">
                <text:p>0.096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104">
                <text:p>26.104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3">
                <text:p>0.093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37">
                <text:p>26.13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6">
                <text:p>0.096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171">
                <text:p>26.171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01">
                <text:p>0.101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204">
                <text:p>26.204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8">
                <text:p>0.098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38">
                <text:p>26.238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101">
                <text:p>0.101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271">
                <text:p>26.271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8">
                <text:p>0.098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314">
                <text:p>26.314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71">
                <text:p>0.071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37">
                <text:p>26.33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38">
                <text:p>26.38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98">
                <text:p>0.098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413">
                <text:p>26.413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81">
                <text:p>0.081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45">
                <text:p>26.44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64">
                <text:p>0.064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478">
                <text:p>26.478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66">
                <text:p>0.06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511">
                <text:p>26.511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43">
                <text:p>26.543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08">
                <text:p>0.108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77">
                <text:p>26.577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06">
                <text:p>0.106</text:p>
              </table:table-cell>
              <table:table-cell office:value-type="float" office:value="0.0867">
                <text:p>0.08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609">
                <text:p>26.60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88">
                <text:p>0.088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42">
                <text:p>26.642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6">
                <text:p>0.086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675">
                <text:p>26.675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707">
                <text:p>26.707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4">
                <text:p>26.7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6">
                <text:p>0.086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772">
                <text:p>26.77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03">
                <text:p>0.103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805">
                <text:p>26.80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6">
                <text:p>0.10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39">
                <text:p>26.839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882">
                <text:p>26.88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88">
                <text:p>0.088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914">
                <text:p>26.91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47">
                <text:p>26.94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8">
                <text:p>0.098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.98">
                <text:p>26.98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1">
                <text:p>0.10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.012">
                <text:p>27.012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1">
                <text:p>0.09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45">
                <text:p>27.045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83">
                <text:p>0.083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077">
                <text:p>27.077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86">
                <text:p>0.086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11">
                <text:p>27.11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108">
                <text:p>0.108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43">
                <text:p>27.14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11">
                <text:p>0.111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75">
                <text:p>27.175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1">
                <text:p>0.091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208">
                <text:p>27.208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4">
                <text:p>27.2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11">
                <text:p>0.111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73">
                <text:p>27.27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8">
                <text:p>0.098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306">
                <text:p>27.30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4">
                <text:p>27.3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11">
                <text:p>0.111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383">
                <text:p>27.38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3">
                <text:p>0.103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415">
                <text:p>27.41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6">
                <text:p>0.106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48">
                <text:p>27.448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83">
                <text:p>0.083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8">
                <text:p>27.48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6">
                <text:p>0.09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513">
                <text:p>27.513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6">
                <text:p>0.10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46">
                <text:p>27.546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3">
                <text:p>0.10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579">
                <text:p>27.579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6">
                <text:p>0.096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612">
                <text:p>27.612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78">
                <text:p>0.0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45">
                <text:p>27.645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106">
                <text:p>0.106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677">
                <text:p>27.67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21">
                <text:p>0.121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71">
                <text:p>27.71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18">
                <text:p>0.118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43">
                <text:p>27.743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96">
                <text:p>0.09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775">
                <text:p>27.77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3">
                <text:p>0.083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807">
                <text:p>27.807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6">
                <text:p>0.096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41">
                <text:p>27.841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874">
                <text:p>27.87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88">
                <text:p>0.088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916">
                <text:p>27.916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01">
                <text:p>0.101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49">
                <text:p>27.949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32">
                <text:p>0.132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981">
                <text:p>27.981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6">
                <text:p>0.096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.014">
                <text:p>28.01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1">
                <text:p>0.101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47">
                <text:p>28.047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4">
                <text:p>0.074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79">
                <text:p>28.079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96">
                <text:p>0.096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113">
                <text:p>28.113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  <table:table-cell office:value-type="float" office:value="0.098">
                <text:p>0.098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46">
                <text:p>28.14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91">
                <text:p>0.091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78">
                <text:p>28.178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86">
                <text:p>0.08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211">
                <text:p>28.211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  <table:table-cell office:value-type="float" office:value="0.078">
                <text:p>0.078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44">
                <text:p>28.244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76">
                <text:p>0.076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276">
                <text:p>28.276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69">
                <text:p>0.069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309">
                <text:p>28.309</text:p>
              </table:table-cell>
              <table:table-cell office:value-type="float" office:value="0">
                <text:p>0</text:p>
              </table:table-cell>
              <table:table-cell office:value-type="float" office:value="0.053">
                <text:p>0.053</text:p>
              </table:table-cell>
              <table:table-cell office:value-type="float" office:value="0.076">
                <text:p>0.076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42">
                <text:p>28.342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66">
                <text:p>0.066</text:p>
              </table:table-cell>
              <table:table-cell office:value-type="float" office:value="0.0635">
                <text:p>0.06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375">
                <text:p>28.375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4">
                <text:p>0.054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409">
                <text:p>28.409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6">
                <text:p>0.056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42">
                <text:p>28.442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64">
                <text:p>0.064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476">
                <text:p>28.476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66">
                <text:p>0.066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508">
                <text:p>28.508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51">
                <text:p>0.051</text:p>
              </table:table-cell>
              <table:table-cell office:value-type="float" office:value="0.0513">
                <text:p>0.05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42">
                <text:p>28.54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4">
                <text:p>0.054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576">
                <text:p>28.576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45">
                <text:p>0.045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609">
                <text:p>28.609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52">
                <text:p>28.652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51">
                <text:p>0.051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676">
                <text:p>28.676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61">
                <text:p>0.061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71">
                <text:p>28.71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83">
                <text:p>0.083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42">
                <text:p>28.742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86">
                <text:p>0.086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776">
                <text:p>28.776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44">
                <text:p>0.044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819">
                <text:p>28.819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5">
                <text:p>0.035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51">
                <text:p>28.851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25">
                <text:p>0.025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84">
                <text:p>28.884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917">
                <text:p>28.917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49">
                <text:p>28.949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982">
                <text:p>28.98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5">
                <text:p>0.035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.015">
                <text:p>29.015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3">
                <text:p>0.03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47">
                <text:p>29.047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29">
                <text:p>0.029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08">
                <text:p>29.08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112">
                <text:p>29.112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45">
                <text:p>29.145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177">
                <text:p>29.177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211">
                <text:p>29.211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9">
                <text:p>0.029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53">
                <text:p>29.25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2">
                <text:p>0.02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277">
                <text:p>29.277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5">
                <text:p>0.02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311">
                <text:p>29.31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44">
                <text:p>29.3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78">
                <text:p>29.37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411">
                <text:p>29.411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5">
                <text:p>0.015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44">
                <text:p>29.444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478">
                <text:p>29.478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511">
                <text:p>29.511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44">
                <text:p>29.544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5">
                <text:p>0.015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78">
                <text:p>29.57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611">
                <text:p>29.61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45">
                <text:p>29.64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678">
                <text:p>29.67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711">
                <text:p>29.71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45">
                <text:p>29.74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778">
                <text:p>29.77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812">
                <text:p>29.81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54">
                <text:p>29.854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878">
                <text:p>29.87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53">
                <text:p>29.95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985">
                <text:p>29.98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0.018">
                <text:p>30.01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51">
                <text:p>30.05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083">
                <text:p>30.08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116">
                <text:p>30.11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48">
                <text:p>30.14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181">
                <text:p>30.18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214">
                <text:p>30.214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46">
                <text:p>30.24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79">
                <text:p>30.279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313">
                <text:p>30.31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46">
                <text:p>30.34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38">
                <text:p>30.3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